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Kozuka Gothic Pr6N L" svg:font-family="'Kozuka Gothic Pr6N L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1" style:family="table">
      <style:table-properties style:width="7.3028in" fo:margin-left="-0.1333in" table:align="left"/>
    </style:style>
    <style:style style:name="Table1.A" style:family="table-column">
      <style:table-column-properties style:column-width="0.0201in"/>
    </style:style>
    <style:style style:name="Table1.B" style:family="table-column">
      <style:table-column-properties style:column-width="0.9771in"/>
    </style:style>
    <style:style style:name="Table1.C" style:family="table-column">
      <style:table-column-properties style:column-width="1.6313in"/>
    </style:style>
    <style:style style:name="Table1.D" style:family="table-column">
      <style:table-column-properties style:column-width="2.1819in"/>
    </style:style>
    <style:style style:name="Table1.E" style:family="table-column">
      <style:table-column-properties style:column-width="2.4924in"/>
    </style:style>
    <style:style style:name="Table1.1" style:family="table-row">
      <style:table-row-properties style:min-row-height="0.5014in"/>
    </style:style>
    <style:style style:name="Table1.A1" style:family="table-cell">
      <style:table-cell-properties fo:padding-left="0.0799in" fo:padding-right="0.0799in" fo:padding-top="0in" fo:padding-bottom="0.0799in" fo:border="none" style:writing-mode="lr-tb"/>
    </style:style>
    <style:style style:name="Table1.A2" style:family="table-cell">
      <style:table-cell-properties fo:padding-left="0.0799in" fo:padding-right="0.0799in" fo:padding-top="0.0403in" fo:padding-bottom="0in" fo:border-left="none" fo:border-right="none" fo:border-top="none" fo:border-bottom="0.25pt solid #000000" style:writing-mode="lr-tb"/>
    </style:style>
    <style:style style:name="Table1.A3" style:family="table-cell">
      <style:table-cell-properties fo:padding-left="0.0799in" fo:padding-right="0.0799in" fo:padding-top="0.0403in" fo:padding-bottom="0.0403in" fo:border="none" style:writing-mode="lr-tb"/>
    </style:style>
    <style:style style:name="Table1.A5" style:family="table-cell">
      <style:table-cell-properties fo:padding-left="0.0799in" fo:padding-right="0.0799in" fo:padding-top="0.0403in" fo:padding-bottom="0in" fo:border="none" style:writing-mode="lr-tb"/>
    </style:style>
    <style:style style:name="Table1.B9" style:family="table-cell">
      <style:table-cell-properties style:vertical-align="middle" fo:padding-left="0.0799in" fo:padding-right="0.0799in" fo:padding-top="0.0403in" fo:padding-bottom="0in" fo:border="none" style:writing-mode="lr-tb"/>
    </style:style>
    <style:style style:name="P1" style:family="paragraph" style:parent-style-name="Footer">
      <style:paragraph-properties fo:text-align="start" style:justify-single-word="false"/>
      <style:text-properties style:font-name="Liberation Serif" fo:font-size="9pt" fo:font-style="italic" officeooo:rsid="00471fe2" officeooo:paragraph-rsid="00471fe2" style:font-size-asian="9pt" style:font-style-asian="italic" style:font-name-complex="Liberation Serif" style:font-style-complex="italic"/>
    </style:style>
    <style:style style:name="P2" style:family="paragraph" style:parent-style-name="Standard">
      <style:paragraph-properties fo:margin-top="0in" fo:margin-bottom="0in" style:contextual-spacing="false" fo:line-height="100%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officeooo:paragraph-rsid="014f93ab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officeooo:paragraph-rsid="015293c2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officeooo:paragraph-rsid="061a5266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officeooo:paragraph-rsid="062f2a89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officeooo:paragraph-rsid="07cf4837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officeooo:paragraph-rsid="0893f374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Open Sans" fo:font-size="8.5pt" fo:font-weight="bold" officeooo:rsid="014f93ab" officeooo:paragraph-rsid="014f93ab" style:font-name-asian="Kozuka Gothic Pr6N L" style:font-size-asian="8.5pt" style:font-weight-asian="bold" style:font-name-complex="Open Sans" style:font-size-complex="8.5pt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style:font-name="Open Sans" fo:font-size="8.5pt" fo:font-weight="bold" officeooo:rsid="014f93ab" officeooo:paragraph-rsid="0616cb20" style:font-name-asian="Kozuka Gothic Pr6N L" style:font-size-asian="8.5pt" style:font-weight-asian="bold" style:font-name-complex="Open Sans" style:font-size-complex="8.5pt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Open Sans" fo:font-size="8.5pt" fo:font-weight="bold" officeooo:rsid="042f93e8" officeooo:paragraph-rsid="087cf97a" style:font-name-asian="Kozuka Gothic Pr6N L" style:font-size-asian="8.5pt" style:font-weight-asian="bold" style:font-name-complex="Open Sans" style:font-size-complex="8.5pt" style:font-weight-complex="bold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Liberation Sans Narrow" fo:font-size="8.5pt" style:font-size-asian="8.5pt" style:font-size-complex="8.5pt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style:font-name="Liberation Sans Narrow" fo:font-size="10pt" style:font-size-asian="10pt" style:font-size-complex="10pt"/>
    </style:style>
    <style:style style:name="P14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Liberation Sans Narrow" fo:font-size="10pt" officeooo:rsid="014d97a3" officeooo:paragraph-rsid="014d97a3" style:font-name-asian="Kozuka Gothic Pr6N L" style:font-size-asian="10pt" style:font-name-complex="Open Sans" style:font-size-complex="10pt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style:font-name="Liberation Sans Narrow" fo:font-size="10pt" style:font-name-asian="Kozuka Gothic Pr6N L" style:font-size-asian="10pt" style:font-name-complex="Open Sans" style:font-size-complex="10pt"/>
    </style:style>
    <style:style style:name="P16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Liberation Sans Narrow" fo:font-size="10pt" style:font-name-asian="Kozuka Gothic Pr6N L" style:font-size-asian="10pt" style:font-name-complex="Open Sans" style:font-size-complex="10pt"/>
    </style:style>
    <style:style style:name="P1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Liberation Sans Narrow" fo:font-size="10pt" officeooo:rsid="08c2cfc6" officeooo:paragraph-rsid="08c2cfc6" style:font-name-asian="Kozuka Gothic Pr6N L" style:font-size-asian="10pt" style:font-name-complex="Open Sans" style:font-size-complex="10pt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style:font-name="Liberation Sans Narrow" fo:font-size="10pt" fo:font-weight="bold" style:font-name-asian="Kozuka Gothic Pr6N L" style:font-size-asian="10pt" style:font-weight-asian="bold" style:font-name-complex="Open Sans" style:font-size-complex="10pt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Liberation Sans Narrow" fo:font-size="10pt" fo:font-weight="bold" officeooo:paragraph-rsid="014f93ab" style:font-name-asian="Kozuka Gothic Pr6N L" style:font-size-asian="10pt" style:font-weight-asian="bold" style:font-name-complex="Open Sans" style:font-size-complex="10pt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style:font-name="Liberation Sans Narrow" fo:font-size="10pt" fo:font-weight="bold" officeooo:rsid="014f93ab" officeooo:paragraph-rsid="014f93ab" style:font-name-asian="Kozuka Gothic Pr6N L" style:font-size-asian="10pt" style:font-weight-asian="bold" style:font-name-complex="Open Sans" style:font-size-complex="10pt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style:font-name="Liberation Sans Narrow" fo:font-size="10pt" fo:font-weight="bold" officeooo:rsid="014f93ab" officeooo:paragraph-rsid="0616cb20" style:font-name-asian="Kozuka Gothic Pr6N L" style:font-size-asian="10pt" style:font-weight-asian="bold" style:font-name-complex="Open Sans" style:font-size-complex="10pt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ans Narrow" fo:font-size="3pt" fo:font-weight="bold" officeooo:rsid="05769ce3" officeooo:paragraph-rsid="072b17cc" style:font-name-asian="Kozuka Gothic Pr6N L" style:font-size-asian="2.59999990463257pt" style:font-weight-asian="bold" style:font-name-complex="Open Sans" style:font-size-complex="3pt" style:font-weight-complex="bold"/>
    </style:style>
    <style:style style:name="P23" style:family="paragraph" style:parent-style-name="Standard">
      <style:paragraph-properties fo:margin-top="0in" fo:margin-bottom="0in" style:contextual-spacing="false" fo:line-height="100%"/>
      <style:text-properties officeooo:rsid="08c3ac5a" officeooo:paragraph-rsid="08c58247"/>
    </style:style>
    <style:style style:name="P24" style:family="paragraph" style:parent-style-name="List_20_Paragraph">
      <style:paragraph-properties fo:margin-left="0in" fo:margin-right="0in" fo:margin-top="0in" fo:margin-bottom="0in" style:contextual-spacing="false" fo:line-height="100%" fo:text-indent="0in" style:auto-text-indent="false">
        <style:tab-stops/>
      </style:paragraph-properties>
      <style:text-properties style:font-name="Liberation Sans Narrow" fo:font-size="10pt" fo:font-weight="bold" style:font-name-asian="Kozuka Gothic Pr6N L" style:font-size-asian="10pt" style:font-weight-asian="bold" style:font-name-complex="Open Sans" style:font-size-complex="10pt"/>
    </style:style>
    <style:style style:name="P25" style:family="paragraph" style:parent-style-name="List_20_Paragraph">
      <style:paragraph-properties fo:margin-left="0in" fo:margin-right="0in" fo:margin-top="0in" fo:margin-bottom="0in" style:contextual-spacing="false" fo:line-height="100%" fo:text-indent="0in" style:auto-text-indent="false">
        <style:tab-stops/>
      </style:paragraph-properties>
      <style:text-properties officeooo:paragraph-rsid="05bdb9f0"/>
    </style:style>
    <style:style style:name="P26" style:family="paragraph" style:parent-style-name="List_20_Paragraph">
      <style:paragraph-properties fo:margin-left="0in" fo:margin-right="0in" fo:margin-top="0in" fo:margin-bottom="0in" style:contextual-spacing="false" fo:line-height="100%" fo:text-indent="0in" style:auto-text-indent="false">
        <style:tab-stops/>
      </style:paragraph-properties>
      <style:text-properties officeooo:paragraph-rsid="05679be9"/>
    </style:style>
    <style:style style:name="P27" style:family="paragraph" style:parent-style-name="Standard">
      <style:paragraph-properties fo:margin-top="0.0398in" fo:margin-bottom="0.0398in" style:contextual-spacing="false" fo:line-height="100%" fo:text-align="center" style:justify-single-word="false"/>
      <style:text-properties style:font-name="Liberation Sans Narrow" fo:font-size="10pt" officeooo:rsid="05769ce3" officeooo:paragraph-rsid="072b17cc" style:font-size-asian="10pt" style:font-size-complex="10pt"/>
    </style:style>
    <style:style style:name="P28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style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79512b9" fo:hyphenate="false" loext:hyphenation-no-caps="false"/>
    </style:style>
    <style:style style:name="P29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style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15b902a" fo:hyphenate="false" loext:hyphenation-no-caps="false"/>
    </style:style>
    <style:style style:name="P30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style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38738b6" fo:hyphenate="false" loext:hyphenation-no-caps="false"/>
    </style:style>
    <style:style style:name="P31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style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2be3d04" fo:hyphenate="false" loext:hyphenation-no-caps="false"/>
    </style:style>
    <style:style style:name="P32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style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3342bf9" fo:hyphenate="false" loext:hyphenation-no-caps="false"/>
    </style:style>
    <style:style style:name="P33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style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717b818" fo:hyphenate="false" loext:hyphenation-no-caps="false"/>
    </style:style>
    <style:style style:name="P34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style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3150994" fo:hyphenate="false" loext:hyphenation-no-caps="false"/>
    </style:style>
    <style:style style:name="P35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style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4468641" fo:hyphenate="false" loext:hyphenation-no-caps="false"/>
    </style:style>
    <style:style style:name="P36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style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6be73d2" fo:hyphenate="false" loext:hyphenation-no-caps="false"/>
    </style:style>
    <style:style style:name="P37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style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6de5493" fo:hyphenate="false" loext:hyphenation-no-caps="false"/>
    </style:style>
    <style:style style:name="P38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style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4163c90" fo:hyphenate="false" loext:hyphenation-no-caps="false"/>
    </style:style>
    <style:style style:name="P39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style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7f7d488" fo:hyphenate="false" loext:hyphenation-no-caps="false"/>
    </style:style>
    <style:style style:name="P40" style:family="paragraph" style:parent-style-name="List_20_Paragraph" style:list-style-name="L1">
      <style:paragraph-properties fo:margin-top="0in" fo:margin-bottom="0in" style:contextual-spacing="false" fo:line-height="100%" style:vertical-align="auto"/>
    </style:style>
    <style:style style:name="P41" style:family="paragraph" style:parent-style-name="List_20_Paragraph" style:list-style-name="L1">
      <style:paragraph-properties fo:margin-top="0in" fo:margin-bottom="0in" style:contextual-spacing="false" fo:line-height="100%" style:vertical-align="auto"/>
      <style:text-properties officeooo:paragraph-rsid="08aadd44"/>
    </style:style>
    <style:style style:name="P42" style:family="paragraph" style:parent-style-name="List_20_Paragraph" style:list-style-name="L1">
      <style:paragraph-properties fo:margin-top="0in" fo:margin-bottom="0in" style:contextual-spacing="false" fo:line-height="100%" style:vertical-align="auto"/>
      <style:text-properties officeooo:paragraph-rsid="08879d99"/>
    </style:style>
    <style:style style:name="P43" style:family="paragraph" style:parent-style-name="List_20_Paragraph" style:list-style-name="L1">
      <style:paragraph-properties fo:margin-top="0in" fo:margin-bottom="0in" style:contextual-spacing="false" fo:line-height="100%" style:vertical-align="auto"/>
      <style:text-properties officeooo:paragraph-rsid="005d3c6d"/>
    </style:style>
    <style:style style:name="P44" style:family="paragraph" style:parent-style-name="List_20_Paragraph" style:list-style-name="L1">
      <style:paragraph-properties fo:margin-top="0in" fo:margin-bottom="0in" style:contextual-spacing="false" fo:line-height="100%" style:vertical-align="auto"/>
      <style:text-properties officeooo:paragraph-rsid="05dc79c1"/>
    </style:style>
    <style:style style:name="P45" style:family="paragraph" style:parent-style-name="Standard" style:master-page-name="MP0">
      <style:paragraph-properties fo:margin-top="0in" fo:margin-bottom="0in" style:contextual-spacing="false" fo:line-height="100%" fo:text-align="center" style:justify-single-word="false" style:page-number="auto" fo:break-before="page"/>
      <style:text-properties style:font-name="Liberation Sans Narrow" fo:font-size="16pt" fo:font-weight="bold" officeooo:paragraph-rsid="05788254" style:font-name-asian="Kozuka Gothic Pr6N L" style:font-size-asian="16pt" style:font-weight-asian="bold" style:font-name-complex="Open Sans" style:font-size-complex="16pt" style:font-weight-complex="bold"/>
    </style:style>
    <style:style style:name="P46" style:family="paragraph" style:parent-style-name="Standard">
      <style:paragraph-properties fo:margin-top="0in" fo:margin-bottom="0in" style:contextual-spacing="false" fo:line-height="100%"/>
      <style:text-properties style:font-name="Liberation Sans Narrow" fo:font-size="10pt" fo:font-weight="bold" officeooo:rsid="0893f374" officeooo:paragraph-rsid="0893f374" style:font-name-asian="Kozuka Gothic Pr6N L" style:font-size-asian="10pt" style:font-weight-asian="bold" style:font-name-complex="Open Sans" style:font-size-complex="10pt"/>
    </style:style>
    <style:style style:name="P47" style:family="paragraph" style:parent-style-name="Standard" style:list-style-name="WWNum12">
      <loext:graphic-properties draw:fill="none"/>
      <style:paragraph-properties fo:margin-left="0.3752in" fo:margin-right="0in" fo:margin-top="0in" fo:margin-bottom="0in" style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rsid="08c65fca" officeooo:paragraph-rsid="08c65fca" fo:hyphenate="false" loext:hyphenation-no-caps="false"/>
    </style:style>
    <style:style style:name="P48" style:family="paragraph" style:parent-style-name="Standard" style:list-style-name="WWNum12">
      <loext:graphic-properties draw:fill="none"/>
      <style:paragraph-properties fo:margin-left="0.3752in" fo:margin-right="0in" fo:margin-top="0in" fo:margin-bottom="0in" style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89f8095" fo:hyphenate="false" loext:hyphenation-no-caps="false"/>
    </style:style>
    <style:style style:name="P49" style:family="paragraph" style:parent-style-name="Standard" style:list-style-name="WWNum12">
      <loext:graphic-properties draw:fill="none"/>
      <style:paragraph-properties fo:margin-left="0.3752in" fo:margin-right="0in" fo:margin-top="0in" fo:margin-bottom="0in" style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616cb20" fo:hyphenate="false" loext:hyphenation-no-caps="false"/>
    </style:style>
    <style:style style:name="P50" style:family="paragraph" style:parent-style-name="Standard" style:list-style-name="WWNum12">
      <loext:graphic-properties draw:fill="none"/>
      <style:paragraph-properties fo:margin-left="0.3752in" fo:margin-right="0in" fo:margin-top="0in" fo:margin-bottom="0in" style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Liberation Sans Narrow" fo:font-size="10pt" fo:font-weight="normal" officeooo:rsid="014f93ab" officeooo:paragraph-rsid="0616cb20" style:font-name-asian="Kozuka Gothic Pr6N L" style:font-size-asian="10pt" style:font-weight-asian="normal" style:font-name-complex="Open Sans" style:font-size-complex="10pt" fo:hyphenate="false" loext:hyphenation-no-caps="false"/>
    </style:style>
    <style:style style:name="T1" style:family="text">
      <style:text-properties officeooo:rsid="00b2334f"/>
    </style:style>
    <style:style style:name="T2" style:family="text">
      <style:text-properties fo:font-style="normal" style:font-style-asian="normal" style:font-style-complex="normal" style:font-weight-complex="normal"/>
    </style:style>
    <style:style style:name="T3" style:family="text">
      <style:text-properties fo:font-style="normal" officeooo:rsid="0616cb20" style:font-style-asian="normal" style:font-style-complex="normal" style:font-weight-complex="normal"/>
    </style:style>
    <style:style style:name="T4" style:family="text">
      <style:text-properties fo:font-style="normal" officeooo:rsid="06719bf5" style:font-style-asian="normal" style:font-style-complex="normal" style:font-weight-complex="normal"/>
    </style:style>
    <style:style style:name="T5" style:family="text">
      <style:text-properties fo:font-weight="bold" style:font-name-asian="Kozuka Gothic Pr6N L" style:font-weight-asian="bold" style:font-name-complex="Open Sans" style:font-weight-complex="bold"/>
    </style:style>
    <style:style style:name="T6" style:family="text">
      <style:text-properties fo:font-weight="bold" officeooo:rsid="072b17cc" style:font-name-asian="Kozuka Gothic Pr6N L" style:font-weight-asian="bold" style:font-name-complex="Open Sans" style:font-weight-complex="bold"/>
    </style:style>
    <style:style style:name="T7" style:family="text">
      <style:text-properties style:font-name="Liberation Sans Narrow" fo:font-size="10pt" style:font-name-asian="Kozuka Gothic Pr6N L" style:font-size-asian="10pt" style:font-name-complex="Open Sans" style:font-size-complex="10pt"/>
    </style:style>
    <style:style style:name="T8" style:family="text">
      <style:text-properties style:font-name="Liberation Sans Narrow" fo:font-size="10pt" officeooo:rsid="03a8608e" style:font-name-asian="Kozuka Gothic Pr6N L" style:font-size-asian="10pt" style:font-name-complex="Open Sans" style:font-size-complex="10pt"/>
    </style:style>
    <style:style style:name="T9" style:family="text">
      <style:text-properties style:font-name="Liberation Sans Narrow" fo:font-size="10pt" officeooo:rsid="010e9f60" style:font-name-asian="Kozuka Gothic Pr6N L" style:font-size-asian="10pt" style:font-name-complex="Open Sans" style:font-size-complex="10pt"/>
    </style:style>
    <style:style style:name="T10" style:family="text">
      <style:text-properties style:font-name="Liberation Sans Narrow" fo:font-size="10pt" officeooo:rsid="05cc8d4e" style:font-name-asian="Kozuka Gothic Pr6N L" style:font-size-asian="10pt" style:font-name-complex="Open Sans" style:font-size-complex="10pt"/>
    </style:style>
    <style:style style:name="T11" style:family="text">
      <style:text-properties style:font-name="Liberation Sans Narrow" fo:font-size="10pt" officeooo:rsid="0394e422" style:font-name-asian="Kozuka Gothic Pr6N L" style:font-size-asian="10pt" style:font-name-complex="Open Sans" style:font-size-complex="10pt"/>
    </style:style>
    <style:style style:name="T12" style:family="text">
      <style:text-properties style:font-name="Liberation Sans Narrow" fo:font-size="10pt" officeooo:rsid="002ee3a9" style:font-name-asian="Kozuka Gothic Pr6N L" style:font-size-asian="10pt" style:font-name-complex="Open Sans" style:font-size-complex="10pt"/>
    </style:style>
    <style:style style:name="T13" style:family="text">
      <style:text-properties style:font-name="Liberation Sans Narrow" fo:font-size="10pt" officeooo:rsid="04cfb4dc" style:font-name-asian="Kozuka Gothic Pr6N L" style:font-size-asian="10pt" style:font-name-complex="Open Sans" style:font-size-complex="10pt"/>
    </style:style>
    <style:style style:name="T14" style:family="text">
      <style:text-properties style:font-name="Liberation Sans Narrow" fo:font-size="10pt" officeooo:rsid="00a18a1c" style:font-name-asian="Kozuka Gothic Pr6N L" style:font-size-asian="10pt" style:font-name-complex="Open Sans" style:font-size-complex="10pt"/>
    </style:style>
    <style:style style:name="T15" style:family="text">
      <style:text-properties style:font-name="Liberation Sans Narrow" fo:font-size="10pt" officeooo:rsid="0040956f" style:font-name-asian="Kozuka Gothic Pr6N L" style:font-size-asian="10pt" style:font-name-complex="Open Sans" style:font-size-complex="10pt"/>
    </style:style>
    <style:style style:name="T16" style:family="text">
      <style:text-properties style:font-name="Liberation Sans Narrow" fo:font-size="10pt" officeooo:rsid="00421d32" style:font-name-asian="Kozuka Gothic Pr6N L" style:font-size-asian="10pt" style:font-name-complex="Open Sans" style:font-size-complex="10pt"/>
    </style:style>
    <style:style style:name="T17" style:family="text">
      <style:text-properties style:font-name="Liberation Sans Narrow" fo:font-size="10pt" officeooo:rsid="000ce386" style:font-name-asian="Kozuka Gothic Pr6N L" style:font-size-asian="10pt" style:font-name-complex="Open Sans" style:font-size-complex="10pt"/>
    </style:style>
    <style:style style:name="T18" style:family="text">
      <style:text-properties style:font-name="Liberation Sans Narrow" fo:font-size="10pt" officeooo:rsid="01605481" style:font-name-asian="Kozuka Gothic Pr6N L" style:font-size-asian="10pt" style:font-name-complex="Open Sans" style:font-size-complex="10pt"/>
    </style:style>
    <style:style style:name="T19" style:family="text">
      <style:text-properties style:font-name="Liberation Sans Narrow" fo:font-size="10pt" officeooo:rsid="05dc79c1" style:font-name-asian="Kozuka Gothic Pr6N L" style:font-size-asian="10pt" style:font-name-complex="Open Sans" style:font-size-complex="10pt"/>
    </style:style>
    <style:style style:name="T20" style:family="text">
      <style:text-properties style:font-name="Liberation Sans Narrow" fo:font-size="10pt" officeooo:rsid="05ddac2c" style:font-name-asian="Kozuka Gothic Pr6N L" style:font-size-asian="10pt" style:font-name-complex="Open Sans" style:font-size-complex="10pt"/>
    </style:style>
    <style:style style:name="T21" style:family="text">
      <style:text-properties style:font-name="Liberation Sans Narrow" fo:font-size="10pt" officeooo:rsid="05de61f0" style:font-name-asian="Kozuka Gothic Pr6N L" style:font-size-asian="10pt" style:font-name-complex="Open Sans" style:font-size-complex="10pt"/>
    </style:style>
    <style:style style:name="T22" style:family="text">
      <style:text-properties style:font-name="Liberation Sans Narrow" fo:font-size="10pt" officeooo:rsid="05dfc0c3" style:font-name-asian="Kozuka Gothic Pr6N L" style:font-size-asian="10pt" style:font-name-complex="Open Sans" style:font-size-complex="10pt"/>
    </style:style>
    <style:style style:name="T23" style:family="text">
      <style:text-properties style:font-name="Liberation Sans Narrow" fo:font-size="10pt" officeooo:rsid="0156df12" style:font-name-asian="Kozuka Gothic Pr6N L" style:font-size-asian="10pt" style:font-name-complex="Open Sans" style:font-size-complex="10pt"/>
    </style:style>
    <style:style style:name="T24" style:family="text">
      <style:text-properties style:font-name="Liberation Sans Narrow" fo:font-size="10pt" officeooo:rsid="05b41aca" style:font-name-asian="Kozuka Gothic Pr6N L" style:font-size-asian="10pt" style:font-name-complex="Open Sans" style:font-size-complex="10pt"/>
    </style:style>
    <style:style style:name="T25" style:family="text">
      <style:text-properties style:font-name="Liberation Sans Narrow" fo:font-size="10pt" officeooo:rsid="0106de01" style:font-name-asian="Kozuka Gothic Pr6N L" style:font-size-asian="10pt" style:font-name-complex="Open Sans" style:font-size-complex="10pt"/>
    </style:style>
    <style:style style:name="T26" style:family="text">
      <style:text-properties style:font-name="Liberation Sans Narrow" fo:font-size="10pt" officeooo:rsid="0161038a" style:font-name-asian="Kozuka Gothic Pr6N L" style:font-size-asian="10pt" style:font-name-complex="Open Sans" style:font-size-complex="10pt"/>
    </style:style>
    <style:style style:name="T27" style:family="text">
      <style:text-properties style:font-name="Liberation Sans Narrow" fo:font-size="10pt" officeooo:rsid="016211e2" style:font-name-asian="Kozuka Gothic Pr6N L" style:font-size-asian="10pt" style:font-name-complex="Open Sans" style:font-size-complex="10pt"/>
    </style:style>
    <style:style style:name="T28" style:family="text">
      <style:text-properties style:font-name="Liberation Sans Narrow" fo:font-size="10pt" officeooo:rsid="0141d56e" style:font-name-asian="Kozuka Gothic Pr6N L" style:font-size-asian="10pt" style:font-name-complex="Open Sans" style:font-size-complex="10pt"/>
    </style:style>
    <style:style style:name="T29" style:family="text">
      <style:text-properties style:font-name="Liberation Sans Narrow" fo:font-size="10pt" officeooo:rsid="04f0f372" style:font-name-asian="Kozuka Gothic Pr6N L" style:font-size-asian="10pt" style:font-name-complex="Open Sans" style:font-size-complex="10pt"/>
    </style:style>
    <style:style style:name="T30" style:family="text">
      <style:text-properties style:font-name="Liberation Sans Narrow" fo:font-size="10pt" officeooo:rsid="01438ab6" style:font-name-asian="Kozuka Gothic Pr6N L" style:font-size-asian="10pt" style:font-name-complex="Open Sans" style:font-size-complex="10pt"/>
    </style:style>
    <style:style style:name="T31" style:family="text">
      <style:text-properties style:font-name="Liberation Sans Narrow" fo:font-size="10pt" officeooo:rsid="061897a2" style:font-name-asian="Kozuka Gothic Pr6N L" style:font-size-asian="10pt" style:font-name-complex="Open Sans" style:font-size-complex="10pt"/>
    </style:style>
    <style:style style:name="T32" style:family="text">
      <style:text-properties style:font-name="Liberation Sans Narrow" fo:font-size="10pt" officeooo:rsid="06328083" style:font-name-asian="Kozuka Gothic Pr6N L" style:font-size-asian="10pt" style:font-name-complex="Open Sans" style:font-size-complex="10pt"/>
    </style:style>
    <style:style style:name="T33" style:family="text">
      <style:text-properties style:font-name="Liberation Sans Narrow" fo:font-size="10pt" officeooo:rsid="067f8bd3" style:font-name-asian="Kozuka Gothic Pr6N L" style:font-size-asian="10pt" style:font-name-complex="Open Sans" style:font-size-complex="10pt"/>
    </style:style>
    <style:style style:name="T34" style:family="text">
      <style:text-properties style:font-name="Liberation Sans Narrow" fo:font-size="10pt" officeooo:rsid="06816b1b" style:font-name-asian="Kozuka Gothic Pr6N L" style:font-size-asian="10pt" style:font-name-complex="Open Sans" style:font-size-complex="10pt"/>
    </style:style>
    <style:style style:name="T35" style:family="text">
      <style:text-properties style:font-name="Liberation Sans Narrow" fo:font-size="10pt" officeooo:rsid="068cfd3e" style:font-name-asian="Kozuka Gothic Pr6N L" style:font-size-asian="10pt" style:font-name-complex="Open Sans" style:font-size-complex="10pt"/>
    </style:style>
    <style:style style:name="T36" style:family="text">
      <style:text-properties style:font-name="Liberation Sans Narrow" fo:font-size="10pt" officeooo:rsid="074499d2" style:font-name-asian="Kozuka Gothic Pr6N L" style:font-size-asian="10pt" style:font-name-complex="Open Sans" style:font-size-complex="10pt"/>
    </style:style>
    <style:style style:name="T37" style:family="text">
      <style:text-properties style:font-name="Liberation Sans Narrow" fo:font-size="10pt" officeooo:rsid="07457514" style:font-name-asian="Kozuka Gothic Pr6N L" style:font-size-asian="10pt" style:font-name-complex="Open Sans" style:font-size-complex="10pt"/>
    </style:style>
    <style:style style:name="T38" style:family="text">
      <style:text-properties style:font-name="Liberation Sans Narrow" fo:font-size="10pt" officeooo:rsid="07f045cc" style:font-name-asian="Kozuka Gothic Pr6N L" style:font-size-asian="10pt" style:font-name-complex="Open Sans" style:font-size-complex="10pt"/>
    </style:style>
    <style:style style:name="T39" style:family="text">
      <style:text-properties style:font-name="Liberation Sans Narrow" fo:font-size="10pt" officeooo:rsid="07f09919" style:font-name-asian="Kozuka Gothic Pr6N L" style:font-size-asian="10pt" style:font-name-complex="Open Sans" style:font-size-complex="10pt"/>
    </style:style>
    <style:style style:name="T40" style:family="text">
      <style:text-properties style:font-name="Liberation Sans Narrow" fo:font-size="10pt" officeooo:rsid="07f44e16" style:font-name-asian="Kozuka Gothic Pr6N L" style:font-size-asian="10pt" style:font-name-complex="Open Sans" style:font-size-complex="10pt"/>
    </style:style>
    <style:style style:name="T41" style:family="text">
      <style:text-properties style:font-name="Liberation Sans Narrow" fo:font-size="10pt" officeooo:rsid="07f63670" style:font-name-asian="Kozuka Gothic Pr6N L" style:font-size-asian="10pt" style:font-name-complex="Open Sans" style:font-size-complex="10pt"/>
    </style:style>
    <style:style style:name="T42" style:family="text">
      <style:text-properties style:font-name="Liberation Sans Narrow" fo:font-size="10pt" officeooo:rsid="07f7d488" style:font-name-asian="Kozuka Gothic Pr6N L" style:font-size-asian="10pt" style:font-name-complex="Open Sans" style:font-size-complex="10pt"/>
    </style:style>
    <style:style style:name="T43" style:family="text">
      <style:text-properties style:font-name="Liberation Sans Narrow" fo:font-size="10pt" officeooo:rsid="07fc6e5a" style:font-name-asian="Kozuka Gothic Pr6N L" style:font-size-asian="10pt" style:font-name-complex="Open Sans" style:font-size-complex="10pt"/>
    </style:style>
    <style:style style:name="T44" style:family="text">
      <style:text-properties style:font-name="Liberation Sans Narrow" fo:font-size="10pt" officeooo:rsid="0805eff8" style:font-name-asian="Kozuka Gothic Pr6N L" style:font-size-asian="10pt" style:font-name-complex="Open Sans" style:font-size-complex="10pt"/>
    </style:style>
    <style:style style:name="T45" style:family="text">
      <style:text-properties style:font-name="Liberation Sans Narrow" fo:font-size="10pt" officeooo:rsid="080736d7" style:font-name-asian="Kozuka Gothic Pr6N L" style:font-size-asian="10pt" style:font-name-complex="Open Sans" style:font-size-complex="10pt"/>
    </style:style>
    <style:style style:name="T46" style:family="text">
      <style:text-properties style:font-name="Liberation Sans Narrow" fo:font-size="10pt" officeooo:rsid="080c2090" style:font-name-asian="Kozuka Gothic Pr6N L" style:font-size-asian="10pt" style:font-name-complex="Open Sans" style:font-size-complex="10pt"/>
    </style:style>
    <style:style style:name="T47" style:family="text">
      <style:text-properties style:font-name="Liberation Sans Narrow" fo:font-size="10pt" officeooo:rsid="08879d99" style:font-name-asian="Kozuka Gothic Pr6N L" style:font-size-asian="10pt" style:font-name-complex="Open Sans" style:font-size-complex="10pt"/>
    </style:style>
    <style:style style:name="T48" style:family="text">
      <style:text-properties style:font-name="Liberation Sans Narrow" fo:font-size="10pt" officeooo:rsid="089caa27" style:font-name-asian="Kozuka Gothic Pr6N L" style:font-size-asian="10pt" style:font-name-complex="Open Sans" style:font-size-complex="10pt"/>
    </style:style>
    <style:style style:name="T49" style:family="text">
      <style:text-properties style:font-name="Liberation Sans Narrow" fo:font-size="10pt" officeooo:rsid="08acf3b7" style:font-name-asian="Kozuka Gothic Pr6N L" style:font-size-asian="10pt" style:font-name-complex="Open Sans" style:font-size-complex="10pt"/>
    </style:style>
    <style:style style:name="T50" style:family="text">
      <style:text-properties style:font-name="Liberation Sans Narrow" fo:font-size="10pt" fo:font-weight="bold" style:font-name-asian="Kozuka Gothic Pr6N L" style:font-size-asian="10pt" style:font-weight-asian="bold" style:font-name-complex="Open Sans" style:font-size-complex="10pt"/>
    </style:style>
    <style:style style:name="T51" style:family="text">
      <style:text-properties style:font-name="Liberation Sans Narrow" fo:font-size="10pt" fo:font-weight="bold" officeooo:rsid="061a5266" style:font-name-asian="Kozuka Gothic Pr6N L" style:font-size-asian="10pt" style:font-weight-asian="bold" style:font-name-complex="Open Sans" style:font-size-complex="10pt"/>
    </style:style>
    <style:style style:name="T52" style:family="text">
      <style:text-properties style:font-name="Liberation Sans Narrow" fo:font-size="10pt" fo:font-weight="bold" officeooo:rsid="05887cb5" style:font-name-asian="Kozuka Gothic Pr6N L" style:font-size-asian="10pt" style:font-weight-asian="bold" style:font-name-complex="Open Sans" style:font-size-complex="10pt"/>
    </style:style>
    <style:style style:name="T53" style:family="text">
      <style:text-properties style:font-name="Liberation Sans Narrow" fo:font-size="10pt" fo:font-weight="bold" officeooo:rsid="014f93ab" style:font-name-asian="Kozuka Gothic Pr6N L" style:font-size-asian="10pt" style:font-weight-asian="bold" style:font-name-complex="Open Sans" style:font-size-complex="10pt"/>
    </style:style>
    <style:style style:name="T54" style:family="text">
      <style:text-properties style:font-name="Liberation Sans Narrow" fo:font-size="10pt" fo:font-weight="bold" officeooo:rsid="04014d0c" style:font-name-asian="Kozuka Gothic Pr6N L" style:font-size-asian="10pt" style:font-weight-asian="bold" style:font-name-complex="Open Sans" style:font-size-complex="10pt"/>
    </style:style>
    <style:style style:name="T55" style:family="text">
      <style:text-properties style:font-name="Liberation Sans Narrow" fo:font-size="10pt" fo:font-weight="bold" style:font-name-asian="Kozuka Gothic Pr6N L" style:font-size-asian="10pt" style:font-weight-asian="bold" style:font-name-complex="Open Sans" style:font-size-complex="10pt" style:font-weight-complex="bold"/>
    </style:style>
    <style:style style:name="T56" style:family="text">
      <style:text-properties style:font-name="Liberation Sans Narrow" fo:font-size="10pt" fo:font-weight="bold" officeooo:rsid="087cf97a" style:font-name-asian="Kozuka Gothic Pr6N L" style:font-size-asian="10pt" style:font-weight-asian="bold" style:font-name-complex="Open Sans" style:font-size-complex="10pt" style:font-weight-complex="bold"/>
    </style:style>
    <style:style style:name="T57" style:family="text">
      <style:text-properties style:font-name="Liberation Sans Narrow" fo:font-size="10pt" fo:font-weight="bold" officeooo:rsid="0613e003" style:font-name-asian="Kozuka Gothic Pr6N L" style:font-size-asian="10pt" style:font-weight-asian="bold" style:font-name-complex="Open Sans" style:font-size-complex="10pt"/>
    </style:style>
    <style:style style:name="T58" style:family="text">
      <style:text-properties style:font-name="Liberation Sans Narrow" fo:font-size="10pt" fo:font-weight="bold" officeooo:rsid="004a4a4b" style:font-name-asian="Kozuka Gothic Pr6N L" style:font-size-asian="10pt" style:font-weight-asian="bold" style:font-name-complex="Open Sans" style:font-size-complex="10pt"/>
    </style:style>
    <style:style style:name="T59" style:family="text">
      <style:text-properties style:font-name="Liberation Sans Narrow" fo:font-size="10pt" fo:font-weight="bold" officeooo:rsid="0048ff3d" style:font-name-asian="Kozuka Gothic Pr6N L" style:font-size-asian="10pt" style:font-weight-asian="bold" style:font-name-complex="Open Sans" style:font-size-complex="10pt"/>
    </style:style>
    <style:style style:name="T60" style:family="text">
      <style:text-properties style:font-name="Liberation Sans Narrow" fo:font-size="10pt" fo:font-weight="bold" officeooo:rsid="0893f374" style:font-name-asian="Kozuka Gothic Pr6N L" style:font-size-asian="10pt" style:font-weight-asian="bold" style:font-name-complex="Open Sans" style:font-size-complex="10pt"/>
    </style:style>
    <style:style style:name="T61" style:family="text">
      <style:text-properties style:font-name="Liberation Sans Narrow" fo:font-size="10pt" fo:font-weight="bold" officeooo:rsid="08c3ac5a" style:font-name-asian="Kozuka Gothic Pr6N L" style:font-size-asian="10pt" style:font-weight-asian="bold" style:font-name-complex="Open Sans" style:font-size-complex="10pt"/>
    </style:style>
    <style:style style:name="T62" style:family="text">
      <style:text-properties style:font-name="Liberation Sans Narrow" fo:font-size="10pt" fo:font-style="italic" fo:font-weight="bold" style:font-name-asian="Kozuka Gothic Pr6N L" style:font-size-asian="10pt" style:font-style-asian="italic" style:font-weight-asian="bold" style:font-name-complex="Open Sans" style:font-size-complex="10pt" style:font-style-complex="italic"/>
    </style:style>
    <style:style style:name="T63" style:family="text">
      <style:text-properties style:font-name="Liberation Sans Narrow" fo:font-size="10pt" fo:font-style="italic" fo:font-weight="bold" style:font-name-asian="Kozuka Gothic Pr6N L" style:font-size-asian="10pt" style:font-style-asian="italic" style:font-weight-asian="bold" style:font-name-complex="Open Sans" style:font-size-complex="10pt" style:font-style-complex="italic" style:font-weight-complex="bold"/>
    </style:style>
    <style:style style:name="T64" style:family="text">
      <style:text-properties style:font-name="Liberation Sans Narrow" fo:font-size="10pt" fo:font-style="italic" fo:font-weight="bold" style:font-name-asian="Kozuka Gothic Pr6N L" style:font-size-asian="10pt" style:font-style-asian="italic" style:font-weight-asian="bold" style:font-name-complex="Open Sans" style:font-size-complex="10pt" style:font-style-complex="italic" style:font-weight-complex="normal"/>
    </style:style>
    <style:style style:name="T65" style:family="text">
      <style:text-properties style:font-name="Liberation Sans Narrow" fo:font-size="10pt" fo:font-style="italic" fo:font-weight="bold" officeooo:rsid="0893f374" style:font-name-asian="Kozuka Gothic Pr6N L" style:font-size-asian="10pt" style:font-style-asian="italic" style:font-weight-asian="bold" style:font-name-complex="Open Sans" style:font-size-complex="10pt" style:font-style-complex="italic"/>
    </style:style>
    <style:style style:name="T66" style:family="text">
      <style:text-properties style:font-name="Liberation Sans Narrow" fo:font-size="10pt" fo:font-style="italic" fo:font-weight="bold" officeooo:rsid="08c58247" style:font-name-asian="Kozuka Gothic Pr6N L" style:font-size-asian="10pt" style:font-style-asian="italic" style:font-weight-asian="bold" style:font-name-complex="Open Sans" style:font-size-complex="10pt" style:font-style-complex="italic"/>
    </style:style>
    <style:style style:name="T67" style:family="text">
      <style:text-properties style:font-name="Liberation Sans Narrow" fo:font-size="10pt" fo:font-style="italic" style:font-name-asian="Kozuka Gothic Pr6N L" style:font-size-asian="10pt" style:font-style-asian="italic" style:font-name-complex="Open Sans" style:font-size-complex="10pt" style:font-style-complex="italic"/>
    </style:style>
    <style:style style:name="T68" style:family="text">
      <style:text-properties style:font-name="Liberation Sans Narrow" fo:font-size="10pt" fo:font-style="italic" officeooo:rsid="005cf1ee" style:font-name-asian="Kozuka Gothic Pr6N L" style:font-size-asian="10pt" style:font-style-asian="italic" style:font-name-complex="Open Sans" style:font-size-complex="10pt" style:font-style-complex="italic"/>
    </style:style>
    <style:style style:name="T69" style:family="text">
      <style:text-properties style:font-name="Liberation Sans Narrow" fo:font-size="10pt" fo:font-style="italic" style:font-size-asian="10pt" style:font-style-asian="italic" style:font-size-complex="10pt" style:font-style-complex="italic"/>
    </style:style>
    <style:style style:name="T70" style:family="text">
      <style:text-properties style:font-name="Liberation Sans Narrow" fo:font-size="10pt" fo:font-style="italic" officeooo:rsid="043f2785" style:font-size-asian="10pt" style:font-style-asian="italic" style:font-size-complex="10pt" style:font-style-complex="italic"/>
    </style:style>
    <style:style style:name="T71" style:family="text">
      <style:text-properties style:font-name="Liberation Sans Narrow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2" style:family="text">
      <style:text-properties style:font-name="Liberation Sans Narrow" fo:font-size="10pt" fo:font-style="italic" fo:font-weight="normal" officeooo:rsid="043f2785" style:font-size-asian="10pt" style:font-style-asian="italic" style:font-weight-asian="normal" style:font-size-complex="10pt" style:font-style-complex="italic" style:font-weight-complex="normal"/>
    </style:style>
    <style:style style:name="T73" style:family="text">
      <style:text-properties style:font-name="Liberation Sans Narrow" fo:font-size="10pt" fo:font-style="italic" fo:font-weight="normal" officeooo:rsid="04f4a21b" style:font-size-asian="10pt" style:font-style-asian="italic" style:font-weight-asian="normal" style:font-size-complex="10pt" style:font-style-complex="italic" style:font-weight-complex="normal"/>
    </style:style>
    <style:style style:name="T74" style:family="text">
      <style:text-properties style:font-name="Liberation Sans Narrow" fo:font-size="10pt" fo:font-style="italic" fo:font-weight="normal" officeooo:rsid="04f61299" style:font-size-asian="10pt" style:font-style-asian="italic" style:font-weight-asian="normal" style:font-size-complex="10pt" style:font-style-complex="italic" style:font-weight-complex="normal"/>
    </style:style>
    <style:style style:name="T75" style:family="text">
      <style:text-properties style:font-name="Liberation Sans Narrow" fo:font-size="10pt" fo:font-style="italic" fo:font-weight="normal" officeooo:rsid="08342d66" style:font-size-asian="10pt" style:font-style-asian="italic" style:font-weight-asian="normal" style:font-size-complex="10pt" style:font-style-complex="italic" style:font-weight-complex="normal"/>
    </style:style>
    <style:style style:name="T76" style:family="text">
      <style:text-properties style:font-name="Liberation Sans Narrow" fo:font-size="10pt" fo:font-style="italic" fo:font-weight="normal" style:font-name-asian="Kozuka Gothic Pr6N L" style:font-size-asian="10pt" style:font-style-asian="italic" style:font-weight-asian="normal" style:font-name-complex="Open Sans" style:font-size-complex="10pt" style:font-style-complex="italic" style:font-weight-complex="normal"/>
    </style:style>
    <style:style style:name="T77" style:family="text">
      <style:text-properties style:font-name="Liberation Sans Narrow" fo:font-size="10pt" fo:font-style="italic" fo:font-weight="normal" officeooo:rsid="06273f27" style:font-name-asian="Kozuka Gothic Pr6N L" style:font-size-asian="10pt" style:font-style-asian="italic" style:font-weight-asian="normal" style:font-name-complex="Open Sans" style:font-size-complex="10pt" style:font-style-complex="italic" style:font-weight-complex="normal"/>
    </style:style>
    <style:style style:name="T78" style:family="text">
      <style:text-properties style:font-name="Liberation Sans Narrow" fo:font-size="10pt" fo:font-style="italic" fo:font-weight="normal" officeooo:rsid="06756730" style:font-name-asian="Kozuka Gothic Pr6N L" style:font-size-asian="10pt" style:font-style-asian="italic" style:font-weight-asian="normal" style:font-name-complex="Open Sans" style:font-size-complex="10pt" style:font-style-complex="italic" style:font-weight-complex="normal"/>
    </style:style>
    <style:style style:name="T79" style:family="text">
      <style:text-properties style:font-name="Liberation Sans Narrow" fo:font-size="10pt" fo:font-style="italic" fo:font-weight="normal" officeooo:rsid="0893f374" style:font-name-asian="Kozuka Gothic Pr6N L" style:font-size-asian="10pt" style:font-style-asian="italic" style:font-weight-asian="normal" style:font-name-complex="Open Sans" style:font-size-complex="10pt" style:font-style-complex="italic" style:font-weight-complex="normal"/>
    </style:style>
    <style:style style:name="T80" style:family="text">
      <style:text-properties style:font-name="Liberation Sans Narrow" fo:font-size="10pt" fo:font-style="italic" fo:font-weight="normal" officeooo:rsid="08c58247" style:font-name-asian="Kozuka Gothic Pr6N L" style:font-size-asian="10pt" style:font-style-asian="italic" style:font-weight-asian="normal" style:font-name-complex="Open Sans" style:font-size-complex="10pt" style:font-style-complex="italic" style:font-weight-complex="normal"/>
    </style:style>
    <style:style style:name="T81" style:family="text">
      <style:text-properties style:font-name="Liberation Sans Narrow" fo:font-size="10pt" fo:font-style="italic" style:text-underline-style="none" fo:font-weight="normal" officeooo:rsid="050c333b" style:font-size-asian="10pt" style:font-style-asian="italic" style:font-weight-asian="normal" style:font-size-complex="10pt" style:font-style-complex="italic" style:font-weight-complex="normal"/>
    </style:style>
    <style:style style:name="T82" style:family="text">
      <style:text-properties style:font-name="Liberation Sans Narrow" fo:font-size="10pt" fo:font-style="italic" style:text-underline-style="none" officeooo:rsid="0853a090" style:text-underline-mode="continuous" style:text-overline-mode="continuous" style:text-line-through-mode="continuous" style:font-name-asian="Kozuka Gothic Pr6N L" style:font-size-asian="10pt" style:font-style-asian="italic" style:font-name-complex="Open Sans" style:font-size-complex="10pt" style:font-style-complex="italic"/>
    </style:style>
    <style:style style:name="T83" style:family="text">
      <style:text-properties style:font-name="Liberation Sans Narrow" fo:font-size="10pt" fo:font-style="italic" style:text-underline-style="none" officeooo:rsid="087f7f46" style:text-underline-mode="continuous" style:text-overline-mode="continuous" style:text-line-through-mode="continuous" style:font-name-asian="Kozuka Gothic Pr6N L" style:font-size-asian="10pt" style:font-style-asian="italic" style:font-name-complex="Open Sans" style:font-size-complex="10pt" style:font-style-complex="italic"/>
    </style:style>
    <style:style style:name="T84" style:family="text">
      <style:text-properties style:font-name="Liberation Sans Narrow" fo:font-size="10pt" fo:font-style="italic" style:text-underline-style="none" officeooo:rsid="08861c88" style:text-underline-mode="continuous" style:text-overline-mode="continuous" style:text-line-through-mode="continuous" style:font-name-asian="Kozuka Gothic Pr6N L" style:font-size-asian="10pt" style:font-style-asian="italic" style:font-name-complex="Open Sans" style:font-size-complex="10pt" style:font-style-complex="italic"/>
    </style:style>
    <style:style style:name="T85" style:family="text">
      <style:text-properties style:font-name="Liberation Sans Narrow" fo:font-size="10pt" fo:font-style="italic" style:text-underline-style="none" officeooo:rsid="08871505" style:text-underline-mode="continuous" style:text-overline-mode="continuous" style:text-line-through-mode="continuous" style:font-name-asian="Kozuka Gothic Pr6N L" style:font-size-asian="10pt" style:font-style-asian="italic" style:font-name-complex="Open Sans" style:font-size-complex="10pt" style:font-style-complex="italic"/>
    </style:style>
    <style:style style:name="T86" style:family="text">
      <style:text-properties style:font-name="Liberation Sans Narrow" fo:font-size="10pt" fo:font-style="italic" style:text-underline-style="none" officeooo:rsid="08ab3d52" style:text-underline-mode="continuous" style:text-overline-mode="continuous" style:text-line-through-mode="continuous" style:font-name-asian="Kozuka Gothic Pr6N L" style:font-size-asian="10pt" style:font-style-asian="italic" style:font-name-complex="Open Sans" style:font-size-complex="10pt" style:font-style-complex="italic"/>
    </style:style>
    <style:style style:name="T87" style:family="text">
      <style:text-properties style:font-name="Liberation Sans Narrow" fo:font-size="10pt" fo:font-style="normal" fo:font-weight="bold" style:font-name-asian="Kozuka Gothic Pr6N L" style:font-size-asian="10pt" style:font-style-asian="normal" style:font-weight-asian="bold" style:font-name-complex="Open Sans" style:font-size-complex="10pt" style:font-style-complex="normal"/>
    </style:style>
    <style:style style:name="T88" style:family="text">
      <style:text-properties style:font-name="Liberation Sans Narrow" fo:font-size="10pt" fo:font-style="normal" fo:font-weight="bold" style:font-name-asian="Kozuka Gothic Pr6N L" style:font-size-asian="10pt" style:font-style-asian="normal" style:font-weight-asian="bold" style:font-name-complex="Open Sans" style:font-size-complex="10pt" style:font-style-complex="normal" style:font-weight-complex="bold"/>
    </style:style>
    <style:style style:name="T89" style:family="text">
      <style:text-properties style:font-name="Liberation Sans Narrow" fo:font-size="10pt" fo:font-style="normal" fo:font-weight="bold" officeooo:rsid="061a5266" style:font-name-asian="Kozuka Gothic Pr6N L" style:font-size-asian="10pt" style:font-style-asian="normal" style:font-weight-asian="bold" style:font-name-complex="Open Sans" style:font-size-complex="10pt" style:font-style-complex="normal" style:font-weight-complex="bold"/>
    </style:style>
    <style:style style:name="T90" style:family="text">
      <style:text-properties style:font-name="Liberation Sans Narrow" fo:font-size="10pt" fo:font-style="normal" fo:font-weight="bold" officeooo:rsid="0893f374" style:font-name-asian="Kozuka Gothic Pr6N L" style:font-size-asian="10pt" style:font-style-asian="normal" style:font-weight-asian="bold" style:font-name-complex="Open Sans" style:font-size-complex="10pt" style:font-style-complex="normal" style:font-weight-complex="bold"/>
    </style:style>
    <style:style style:name="T91" style:family="text">
      <style:text-properties style:font-name="Liberation Sans Narrow" fo:font-size="10pt" fo:font-style="normal" fo:font-weight="bold" officeooo:rsid="08c58247" style:font-name-asian="Kozuka Gothic Pr6N L" style:font-size-asian="10pt" style:font-style-asian="normal" style:font-weight-asian="bold" style:font-name-complex="Open Sans" style:font-size-complex="10pt" style:font-style-complex="normal" style:font-weight-complex="bold"/>
    </style:style>
    <style:style style:name="T92" style:family="text">
      <style:text-properties style:font-name="Liberation Sans Narrow" fo:font-size="10pt" fo:font-style="normal" fo:font-weight="bold" officeooo:rsid="014f93ab" style:font-name-asian="Kozuka Gothic Pr6N L" style:font-size-asian="10pt" style:font-style-asian="normal" style:font-weight-asian="bold" style:font-name-complex="Open Sans" style:font-size-complex="10pt" style:font-style-complex="normal" style:font-weight-complex="normal"/>
    </style:style>
    <style:style style:name="T93" style:family="text">
      <style:text-properties style:font-name="Liberation Sans Narrow" fo:font-size="10pt" fo:font-style="normal" fo:font-weight="bold" officeooo:rsid="08c068d4" style:font-name-asian="Kozuka Gothic Pr6N L" style:font-size-asian="10pt" style:font-style-asian="normal" style:font-weight-asian="bold" style:font-name-complex="Open Sans" style:font-size-complex="10pt" style:font-style-complex="normal" style:font-weight-complex="normal"/>
    </style:style>
    <style:style style:name="T94" style:family="text">
      <style:text-properties style:font-name="Liberation Sans Narrow" fo:font-size="10pt" fo:font-style="normal" fo:font-weight="bold" officeooo:rsid="08c58247" style:font-name-asian="Kozuka Gothic Pr6N L" style:font-size-asian="10pt" style:font-style-asian="normal" style:font-weight-asian="bold" style:font-name-complex="Open Sans" style:font-size-complex="10pt" style:font-style-complex="normal" style:font-weight-complex="normal"/>
    </style:style>
    <style:style style:name="T95" style:family="text">
      <style:text-properties style:font-name="Liberation Sans Narrow" fo:font-size="10pt" fo:font-style="normal" style:font-size-asian="10pt" style:font-style-asian="normal" style:font-size-complex="10pt" style:font-style-complex="normal"/>
    </style:style>
    <style:style style:name="T96" style:family="text">
      <style:text-properties style:font-name="Liberation Sans Narrow" fo:font-size="10pt" fo:font-style="normal" officeooo:rsid="043f2785" style:font-size-asian="10pt" style:font-style-asian="normal" style:font-size-complex="10pt" style:font-style-complex="normal"/>
    </style:style>
    <style:style style:name="T97" style:family="text">
      <style:text-properties style:font-name="Liberation Sans Narrow" fo:font-size="10pt" fo:font-style="normal" officeooo:rsid="087cf97a" style:font-size-asian="10pt" style:font-style-asian="normal" style:font-size-complex="10pt" style:font-style-complex="normal"/>
    </style:style>
    <style:style style:name="T98" style:family="text">
      <style:text-properties style:font-name="Liberation Sans Narrow" fo:font-size="10pt" fo:font-style="normal" style:text-underline-style="none" fo:font-weight="normal" officeooo:rsid="03db5093" style:font-size-asian="10pt" style:font-style-asian="normal" style:font-weight-asian="normal" style:font-size-complex="10pt" style:font-style-complex="normal" style:font-weight-complex="normal"/>
    </style:style>
    <style:style style:name="T99" style:family="text">
      <style:text-properties style:font-name="Liberation Sans Narrow" fo:font-size="10pt" fo:font-style="normal" style:text-underline-style="solid" style:text-underline-width="auto" style:text-underline-color="font-color" fo:font-weight="normal" officeooo:rsid="0159f62d" style:font-size-asian="10pt" style:font-style-asian="normal" style:font-weight-asian="normal" style:font-size-complex="10pt" style:font-style-complex="normal" style:font-weight-complex="normal"/>
    </style:style>
    <style:style style:name="T100" style:family="text">
      <style:text-properties style:font-name="Liberation Sans Narrow" fo:font-size="10pt" fo:font-style="normal" style:text-underline-style="solid" style:text-underline-width="auto" style:text-underline-color="font-color" fo:font-weight="normal" officeooo:rsid="08a67569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01" style:family="text">
      <style:text-properties style:font-name="Liberation Sans Narrow" fo:font-size="10pt" fo:font-style="normal" fo:font-weight="normal" officeooo:rsid="0159f62d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style:font-name="Liberation Sans Narrow" fo:font-size="10pt" fo:font-style="normal" fo:font-weight="normal" officeooo:rsid="015b902a" style:font-size-asian="10pt" style:font-style-asian="normal" style:font-weight-asian="normal" style:font-size-complex="10pt" style:font-style-complex="normal" style:font-weight-complex="normal"/>
    </style:style>
    <style:style style:name="T103" style:family="text">
      <style:text-properties style:font-name="Liberation Sans Narrow" fo:font-size="10pt" fo:font-style="normal" fo:font-weight="normal" officeooo:rsid="04a7f9f5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style:font-name="Liberation Sans Narrow" fo:font-size="10pt" fo:font-style="normal" fo:font-weight="normal" officeooo:rsid="03e8011b" style:font-size-asian="10pt" style:font-style-asian="normal" style:font-weight-asian="normal" style:font-size-complex="10pt" style:font-style-complex="normal" style:font-weight-complex="normal"/>
    </style:style>
    <style:style style:name="T105" style:family="text">
      <style:text-properties style:font-name="Liberation Sans Narrow" fo:font-size="10pt" fo:font-style="normal" fo:font-weight="normal" officeooo:rsid="01ade33b" style:font-size-asian="10pt" style:font-style-asian="normal" style:font-weight-asian="normal" style:font-size-complex="10pt" style:font-style-complex="normal" style:font-weight-complex="normal"/>
    </style:style>
    <style:style style:name="T106" style:family="text">
      <style:text-properties style:font-name="Liberation Sans Narrow" fo:font-size="10pt" fo:font-style="normal" fo:font-weight="normal" officeooo:rsid="01adc9d3" style:font-size-asian="10pt" style:font-style-asian="normal" style:font-weight-asian="normal" style:font-size-complex="10pt" style:font-style-complex="normal" style:font-weight-complex="normal"/>
    </style:style>
    <style:style style:name="T107" style:family="text">
      <style:text-properties style:font-name="Liberation Sans Narrow" fo:font-size="10pt" fo:font-style="normal" fo:font-weight="normal" officeooo:rsid="05b7b26a" style:font-size-asian="10pt" style:font-style-asian="normal" style:font-weight-asian="normal" style:font-size-complex="10pt" style:font-style-complex="normal" style:font-weight-complex="normal"/>
    </style:style>
    <style:style style:name="T108" style:family="text">
      <style:text-properties style:font-name="Liberation Sans Narrow" fo:font-size="10pt" fo:font-style="normal" fo:font-weight="normal" officeooo:rsid="069f0015" style:font-size-asian="10pt" style:font-style-asian="normal" style:font-weight-asian="normal" style:font-size-complex="10pt" style:font-style-complex="normal" style:font-weight-complex="normal"/>
    </style:style>
    <style:style style:name="T109" style:family="text">
      <style:text-properties style:font-name="Liberation Sans Narrow" fo:font-size="10pt" fo:font-style="normal" fo:font-weight="normal" officeooo:rsid="069fe378" style:font-size-asian="10pt" style:font-style-asian="normal" style:font-weight-asian="normal" style:font-size-complex="10pt" style:font-style-complex="normal" style:font-weight-complex="normal"/>
    </style:style>
    <style:style style:name="T110" style:family="text">
      <style:text-properties style:font-name="Liberation Sans Narrow" fo:font-size="10pt" fo:font-style="normal" fo:font-weight="normal" officeooo:rsid="079512b9" style:font-size-asian="10pt" style:font-style-asian="normal" style:font-weight-asian="normal" style:font-size-complex="10pt" style:font-style-complex="normal" style:font-weight-complex="normal"/>
    </style:style>
    <style:style style:name="T111" style:family="text">
      <style:text-properties style:font-name="Liberation Sans Narrow" fo:font-size="10pt" fo:font-style="normal" fo:font-weight="normal" officeooo:rsid="0796f725" style:font-size-asian="10pt" style:font-style-asian="normal" style:font-weight-asian="normal" style:font-size-complex="10pt" style:font-style-complex="normal" style:font-weight-complex="normal"/>
    </style:style>
    <style:style style:name="T112" style:family="text">
      <style:text-properties style:font-name="Liberation Sans Narrow" fo:font-size="10pt" fo:font-style="normal" fo:font-weight="normal" officeooo:rsid="079f304f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style:font-name="Liberation Sans Narrow" fo:font-size="10pt" fo:font-style="normal" fo:font-weight="normal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14" style:family="text">
      <style:text-properties style:font-name="Liberation Sans Narrow" fo:font-size="10pt" fo:font-style="normal" fo:font-weight="normal" officeooo:rsid="015b902a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15" style:family="text">
      <style:text-properties style:font-name="Liberation Sans Narrow" fo:font-size="10pt" fo:font-style="normal" fo:font-weight="normal" officeooo:rsid="019a962b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16" style:family="text">
      <style:text-properties style:font-name="Liberation Sans Narrow" fo:font-size="10pt" fo:font-style="normal" fo:font-weight="normal" officeooo:rsid="01fa833c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17" style:family="text">
      <style:text-properties style:font-name="Liberation Sans Narrow" fo:font-size="10pt" fo:font-style="normal" fo:font-weight="normal" officeooo:rsid="0445daa1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18" style:family="text">
      <style:text-properties style:font-name="Liberation Sans Narrow" fo:font-size="10pt" fo:font-style="normal" fo:font-weight="normal" officeooo:rsid="01f44c6f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19" style:family="text">
      <style:text-properties style:font-name="Liberation Sans Narrow" fo:font-size="10pt" fo:font-style="normal" fo:font-weight="normal" officeooo:rsid="01a0090d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20" style:family="text">
      <style:text-properties style:font-name="Liberation Sans Narrow" fo:font-size="10pt" fo:font-style="normal" fo:font-weight="normal" officeooo:rsid="01a6edc1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21" style:family="text">
      <style:text-properties style:font-name="Liberation Sans Narrow" fo:font-size="10pt" fo:font-style="normal" fo:font-weight="normal" officeooo:rsid="01fb7122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22" style:family="text">
      <style:text-properties style:font-name="Liberation Sans Narrow" fo:font-size="10pt" fo:font-style="normal" fo:font-weight="normal" officeooo:rsid="08bf41e6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23" style:family="text">
      <style:text-properties style:font-name="Liberation Sans Narrow" fo:font-size="10pt" fo:font-style="normal" fo:font-weight="normal" officeooo:rsid="089f8095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24" style:family="text">
      <style:text-properties style:font-name="Liberation Sans Narrow" fo:font-size="10pt" fo:font-style="normal" fo:font-weight="normal" officeooo:rsid="08a67569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25" style:family="text">
      <style:text-properties style:font-name="Liberation Sans Narrow" fo:font-size="10pt" fo:font-style="normal" fo:font-weight="normal" officeooo:rsid="089feb0d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26" style:family="text">
      <style:text-properties style:font-name="Liberation Sans Narrow" fo:font-size="10pt" fo:font-style="normal" fo:font-weight="normal" officeooo:rsid="08c71e82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27" style:family="text">
      <style:text-properties style:font-name="Liberation Sans Narrow" fo:font-size="10pt" fo:font-style="normal" style:font-name-asian="Kozuka Gothic Pr6N L" style:font-size-asian="10pt" style:font-style-asian="normal" style:font-name-complex="Open Sans" style:font-size-complex="10pt" style:font-style-complex="normal"/>
    </style:style>
    <style:style style:name="T128" style:family="text">
      <style:text-properties style:font-name="Liberation Sans Narrow" fo:font-size="10pt" fo:font-style="normal" officeooo:rsid="06158ed8" style:font-name-asian="Kozuka Gothic Pr6N L" style:font-size-asian="10pt" style:font-style-asian="normal" style:font-name-complex="Open Sans" style:font-size-complex="10pt" style:font-style-complex="normal"/>
    </style:style>
    <style:style style:name="T129" style:family="text">
      <style:text-properties style:font-name="Liberation Sans Narrow" fo:font-size="10pt" fo:font-style="normal" officeooo:rsid="087cf965" style:font-name-asian="Kozuka Gothic Pr6N L" style:font-size-asian="10pt" style:font-style-asian="normal" style:font-name-complex="Open Sans" style:font-size-complex="10pt" style:font-style-complex="normal"/>
    </style:style>
    <style:style style:name="T130" style:family="text">
      <style:text-properties style:font-name="Liberation Sans Narrow" fo:font-size="10pt" style:font-size-asian="10pt" style:font-size-complex="10pt"/>
    </style:style>
    <style:style style:name="T131" style:family="text">
      <style:text-properties style:font-name="Liberation Sans Narrow" fo:font-size="10pt" officeooo:rsid="037511dd" style:font-size-asian="10pt" style:font-size-complex="10pt"/>
    </style:style>
    <style:style style:name="T132" style:family="text">
      <style:text-properties style:font-name="Liberation Sans Narrow" fo:font-size="10pt" officeooo:rsid="03463f12" style:font-size-asian="10pt" style:font-size-complex="10pt"/>
    </style:style>
    <style:style style:name="T133" style:family="text">
      <style:text-properties style:font-name="Liberation Sans Narrow" fo:font-size="10pt" officeooo:rsid="03757d04" style:font-size-asian="10pt" style:font-size-complex="10pt"/>
    </style:style>
    <style:style style:name="T134" style:family="text">
      <style:text-properties style:font-name="Liberation Sans Narrow" fo:font-size="10pt" officeooo:rsid="053b706a" style:font-size-asian="10pt" style:font-size-complex="10pt"/>
    </style:style>
    <style:style style:name="T135" style:family="text">
      <style:text-properties style:font-name="Liberation Sans Narrow" fo:font-size="10pt" officeooo:rsid="03792063" style:font-size-asian="10pt" style:font-size-complex="10pt"/>
    </style:style>
    <style:style style:name="T136" style:family="text">
      <style:text-properties style:font-name="Liberation Sans Narrow" fo:font-size="10pt" officeooo:rsid="03855cde" style:font-size-asian="10pt" style:font-name-complex="Open Sans" style:font-size-complex="10pt"/>
    </style:style>
    <style:style style:name="T137" style:family="text">
      <style:text-properties style:font-name="Liberation Sans Narrow" fo:font-size="10pt" officeooo:rsid="038e9487" style:font-size-asian="10pt" style:font-name-complex="Open Sans" style:font-size-complex="10pt"/>
    </style:style>
    <style:style style:name="T138" style:family="text">
      <style:text-properties style:font-name="Liberation Sans Narrow" fo:font-size="10pt" officeooo:rsid="02dc682b" style:font-size-asian="10pt" style:font-name-complex="Open Sans" style:font-size-complex="10pt"/>
    </style:style>
    <style:style style:name="T139" style:family="text">
      <style:text-properties style:font-name="Liberation Sans Narrow" fo:font-size="10pt" officeooo:rsid="038b9f54" style:font-size-asian="10pt" style:font-name-complex="Open Sans" style:font-size-complex="10pt"/>
    </style:style>
    <style:style style:name="T140" style:family="text">
      <style:text-properties style:font-name="Liberation Sans Narrow" fo:font-size="10pt" officeooo:rsid="02fabdcb" style:font-size-asian="10pt" style:font-name-complex="Open Sans" style:font-size-complex="10pt"/>
    </style:style>
    <style:style style:name="T141" style:family="text">
      <style:text-properties style:font-name="Liberation Sans Narrow" fo:font-size="10pt" officeooo:rsid="02e8fa41" style:font-size-asian="10pt" style:font-name-complex="Open Sans" style:font-size-complex="10pt"/>
    </style:style>
    <style:style style:name="T142" style:family="text">
      <style:text-properties style:font-name="Liberation Sans Narrow" fo:font-size="10pt" officeooo:rsid="02fd6388" style:font-size-asian="10pt" style:font-name-complex="Open Sans" style:font-size-complex="10pt"/>
    </style:style>
    <style:style style:name="T143" style:family="text">
      <style:text-properties style:font-name="Liberation Sans Narrow" fo:font-size="10pt" officeooo:rsid="02fa8e94" style:font-size-asian="10pt" style:font-name-complex="Open Sans" style:font-size-complex="10pt"/>
    </style:style>
    <style:style style:name="T144" style:family="text">
      <style:text-properties style:font-name="Liberation Sans Narrow" fo:font-size="10pt" officeooo:rsid="02c8016c" style:font-size-asian="10pt" style:font-name-complex="Open Sans" style:font-size-complex="10pt"/>
    </style:style>
    <style:style style:name="T145" style:family="text">
      <style:text-properties style:font-name="Liberation Sans Narrow" fo:font-size="10pt" officeooo:rsid="02c8b519" style:font-size-asian="10pt" style:font-name-complex="Open Sans" style:font-size-complex="10pt"/>
    </style:style>
    <style:style style:name="T146" style:family="text">
      <style:text-properties style:font-name="Liberation Sans Narrow" fo:font-size="10pt" officeooo:rsid="02c8ea13" style:font-size-asian="10pt" style:font-name-complex="Open Sans" style:font-size-complex="10pt"/>
    </style:style>
    <style:style style:name="T147" style:family="text">
      <style:text-properties style:font-name="Liberation Sans Narrow" fo:font-size="10pt" officeooo:rsid="038073cc" style:font-size-asian="10pt" style:font-name-complex="Open Sans" style:font-size-complex="10pt"/>
    </style:style>
    <style:style style:name="T148" style:family="text">
      <style:text-properties style:font-name="Liberation Sans Narrow" fo:font-size="10pt" officeooo:rsid="02a2b64a" style:font-size-asian="10pt" style:font-name-complex="Open Sans" style:font-size-complex="10pt"/>
    </style:style>
    <style:style style:name="T149" style:family="text">
      <style:text-properties style:font-name="Liberation Sans Narrow" fo:font-size="10pt" officeooo:rsid="02b8bbaa" style:font-size-asian="10pt" style:font-name-complex="Open Sans" style:font-size-complex="10pt"/>
    </style:style>
    <style:style style:name="T150" style:family="text">
      <style:text-properties style:font-name="Liberation Sans Narrow" fo:font-size="10pt" officeooo:rsid="02a4927b" style:font-size-asian="10pt" style:font-name-complex="Open Sans" style:font-size-complex="10pt"/>
    </style:style>
    <style:style style:name="T151" style:family="text">
      <style:text-properties style:font-name="Liberation Sans Narrow" fo:font-size="10pt" officeooo:rsid="02a5c78c" style:font-size-asian="10pt" style:font-name-complex="Open Sans" style:font-size-complex="10pt"/>
    </style:style>
    <style:style style:name="T152" style:family="text">
      <style:text-properties style:font-name="Liberation Sans Narrow" fo:font-size="10pt" officeooo:rsid="02a90fce" style:font-size-asian="10pt" style:font-name-complex="Open Sans" style:font-size-complex="10pt"/>
    </style:style>
    <style:style style:name="T153" style:family="text">
      <style:text-properties style:font-name="Liberation Sans Narrow" fo:font-size="10pt" officeooo:rsid="02aa4a4a" style:font-size-asian="10pt" style:font-name-complex="Open Sans" style:font-size-complex="10pt"/>
    </style:style>
    <style:style style:name="T154" style:family="text">
      <style:text-properties style:font-name="Liberation Sans Narrow" fo:font-size="10pt" officeooo:rsid="02ac62c0" style:font-size-asian="10pt" style:font-name-complex="Open Sans" style:font-size-complex="10pt"/>
    </style:style>
    <style:style style:name="T155" style:family="text">
      <style:text-properties style:font-name="Liberation Sans Narrow" fo:font-size="10pt" officeooo:rsid="064108f4" style:font-size-asian="10pt" style:font-name-complex="Open Sans" style:font-size-complex="10pt"/>
    </style:style>
    <style:style style:name="T156" style:family="text">
      <style:text-properties style:font-name="Liberation Sans Narrow" fo:font-size="10pt" officeooo:rsid="071c7cfe" style:font-size-asian="10pt" style:font-name-complex="Open Sans" style:font-size-complex="10pt"/>
    </style:style>
    <style:style style:name="T157" style:family="text">
      <style:text-properties style:font-name="Liberation Sans Narrow" fo:font-size="10pt" officeooo:rsid="071ce66e" style:font-size-asian="10pt" style:font-name-complex="Open Sans" style:font-size-complex="10pt"/>
    </style:style>
    <style:style style:name="T158" style:family="text">
      <style:text-properties style:font-name="Liberation Sans Narrow" fo:font-size="10pt" style:text-underline-style="solid" style:text-underline-width="auto" style:text-underline-color="font-color" officeooo:rsid="010e9f60" style:font-name-asian="Kozuka Gothic Pr6N L" style:font-size-asian="10pt" style:font-name-complex="Open Sans" style:font-size-complex="10pt"/>
    </style:style>
    <style:style style:name="T159" style:family="text">
      <style:text-properties style:font-name="Liberation Sans Narrow" fo:font-size="10pt" style:text-underline-style="solid" style:text-underline-width="auto" style:text-underline-color="font-color" officeooo:rsid="01605481" style:font-name-asian="Kozuka Gothic Pr6N L" style:font-size-asian="10pt" style:font-name-complex="Open Sans" style:font-size-complex="10pt"/>
    </style:style>
    <style:style style:name="T160" style:family="text">
      <style:text-properties style:font-name="Liberation Sans Narrow" fo:font-size="10pt" style:text-underline-style="solid" style:text-underline-width="auto" style:text-underline-color="font-color" officeooo:rsid="05dc79c1" style:font-name-asian="Kozuka Gothic Pr6N L" style:font-size-asian="10pt" style:font-name-complex="Open Sans" style:font-size-complex="10pt"/>
    </style:style>
    <style:style style:name="T161" style:family="text">
      <style:text-properties style:font-name="Liberation Sans Narrow" fo:font-size="10pt" style:text-underline-style="solid" style:text-underline-width="auto" style:text-underline-color="font-color" officeooo:rsid="05dfc0c3" style:font-name-asian="Kozuka Gothic Pr6N L" style:font-size-asian="10pt" style:font-name-complex="Open Sans" style:font-size-complex="10pt"/>
    </style:style>
    <style:style style:name="T162" style:family="text">
      <style:text-properties style:font-name="Liberation Sans Narrow" fo:font-size="10pt" style:text-underline-style="solid" style:text-underline-width="auto" style:text-underline-color="font-color" officeooo:rsid="05e508df" style:font-name-asian="Kozuka Gothic Pr6N L" style:font-size-asian="10pt" style:font-name-complex="Open Sans" style:font-size-complex="10pt"/>
    </style:style>
    <style:style style:name="T163" style:family="text">
      <style:text-properties style:font-name="Liberation Sans Narrow" fo:font-size="10pt" style:text-underline-style="solid" style:text-underline-width="auto" style:text-underline-color="font-color" officeooo:rsid="036af2c0" style:font-name-asian="Kozuka Gothic Pr6N L" style:font-size-asian="10pt" style:font-name-complex="Open Sans" style:font-size-complex="10pt"/>
    </style:style>
    <style:style style:name="T164" style:family="text">
      <style:text-properties style:font-name="Liberation Sans Narrow" fo:font-size="10pt" style:text-underline-style="solid" style:text-underline-width="auto" style:text-underline-color="font-color" officeooo:rsid="010af873" style:font-name-asian="Kozuka Gothic Pr6N L" style:font-size-asian="10pt" style:font-name-complex="Open Sans" style:font-size-complex="10pt"/>
    </style:style>
    <style:style style:name="T165" style:family="text">
      <style:text-properties style:font-name="Liberation Sans Narrow" fo:font-size="10pt" style:text-underline-style="solid" style:text-underline-width="auto" style:text-underline-color="font-color" officeooo:rsid="0106de01" style:font-name-asian="Kozuka Gothic Pr6N L" style:font-size-asian="10pt" style:font-name-complex="Open Sans" style:font-size-complex="10pt"/>
    </style:style>
    <style:style style:name="T166" style:family="text">
      <style:text-properties style:font-name="Liberation Sans Narrow" fo:font-size="10pt" style:text-underline-style="solid" style:text-underline-width="auto" style:text-underline-color="font-color" officeooo:rsid="047d1bb9" style:font-name-asian="Kozuka Gothic Pr6N L" style:font-size-asian="10pt" style:font-name-complex="Open Sans" style:font-size-complex="10pt"/>
    </style:style>
    <style:style style:name="T167" style:family="text">
      <style:text-properties style:font-name="Liberation Sans Narrow" fo:font-size="10pt" style:text-underline-style="solid" style:text-underline-width="auto" style:text-underline-color="font-color" officeooo:rsid="08cff477" style:font-name-asian="Kozuka Gothic Pr6N L" style:font-size-asian="10pt" style:font-name-complex="Open Sans" style:font-size-complex="10pt"/>
    </style:style>
    <style:style style:name="T168" style:family="text">
      <style:text-properties style:font-name="Liberation Sans Narrow" fo:font-size="10pt" style:text-underline-style="solid" style:text-underline-width="auto" style:text-underline-color="font-color" officeooo:rsid="02c8ea13" style:font-size-asian="10pt" style:font-name-complex="Open Sans" style:font-size-complex="10pt"/>
    </style:style>
    <style:style style:name="T169" style:family="text">
      <style:text-properties style:font-name="Liberation Sans Narrow" fo:font-size="10pt" style:text-underline-style="solid" style:text-underline-width="auto" style:text-underline-color="font-color" officeooo:rsid="02ac62c0" style:font-size-asian="10pt" style:font-name-complex="Open Sans" style:font-size-complex="10pt"/>
    </style:style>
    <style:style style:name="T170" style:family="text">
      <style:text-properties style:font-name="Liberation Sans Narrow" fo:font-size="10pt" style:text-underline-style="solid" style:text-underline-width="auto" style:text-underline-color="font-color" officeooo:rsid="02adea96" style:font-size-asian="10pt" style:font-name-complex="Open Sans" style:font-size-complex="10pt"/>
    </style:style>
    <style:style style:name="T171" style:family="text">
      <style:text-properties style:font-name="Liberation Sans Narrow" fo:font-size="10pt" style:text-underline-style="solid" style:text-underline-width="auto" style:text-underline-color="font-color" officeooo:rsid="010e0393" style:font-size-asian="10pt" style:font-name-complex="Open Sans" style:font-size-complex="10pt"/>
    </style:style>
    <style:style style:name="T172" style:family="text">
      <style:text-properties style:font-name="Liberation Sans Narrow" fo:font-size="10pt" style:text-underline-style="solid" style:text-underline-width="auto" style:text-underline-color="font-color" officeooo:rsid="043c7247" style:font-size-asian="10pt" style:font-name-complex="Open Sans" style:font-size-complex="10pt"/>
    </style:style>
    <style:style style:name="T173" style:family="text">
      <style:text-properties style:font-name="Liberation Sans Narrow" fo:font-size="10pt" style:text-underline-style="solid" style:text-underline-width="auto" style:text-underline-color="font-color" officeooo:rsid="071ee61e" style:font-size-asian="10pt" style:font-name-complex="Open Sans" style:font-size-complex="10pt"/>
    </style:style>
    <style:style style:name="T174" style:family="text">
      <style:text-properties style:font-name="Liberation Sans Narrow" fo:font-size="10pt" style:text-underline-style="solid" style:text-underline-width="auto" style:text-underline-color="font-color" officeooo:rsid="078b0e15" style:font-size-asian="10pt" style:font-name-complex="Open Sans" style:font-size-complex="10pt"/>
    </style:style>
    <style:style style:name="T175" style:family="text">
      <style:text-properties style:font-name="Liberation Sans Narrow" fo:font-size="10pt" style:text-underline-style="solid" style:text-underline-width="auto" style:text-underline-color="font-color" officeooo:rsid="0791a35b" style:font-size-asian="10pt" style:font-name-complex="Open Sans" style:font-size-complex="10pt"/>
    </style:style>
    <style:style style:name="T176" style:family="text">
      <style:text-properties style:font-name="Liberation Sans Narrow" fo:font-size="10pt" style:text-underline-style="solid" style:text-underline-width="auto" style:text-underline-color="font-color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77" style:family="text">
      <style:text-properties style:font-name="Liberation Sans Narrow" fo:font-size="10pt" style:text-underline-style="solid" style:text-underline-width="auto" style:text-underline-color="font-color" officeooo:rsid="002ee3a9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78" style:family="text">
      <style:text-properties style:font-name="Liberation Sans Narrow" fo:font-size="10pt" style:text-underline-style="solid" style:text-underline-width="auto" style:text-underline-color="font-color" officeooo:rsid="056338bf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79" style:family="text">
      <style:text-properties style:font-name="Liberation Sans Narrow" fo:font-size="10pt" style:text-underline-style="solid" style:text-underline-width="auto" style:text-underline-color="font-color" officeooo:rsid="0616cb20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80" style:family="text">
      <style:text-properties style:font-name="Liberation Sans Narrow" fo:font-size="10pt" style:text-underline-style="solid" style:text-underline-width="auto" style:text-underline-color="font-color" officeooo:rsid="01128f33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81" style:family="text">
      <style:text-properties style:font-name="Liberation Sans Narrow" fo:font-size="10pt" style:text-underline-style="solid" style:text-underline-width="auto" style:text-underline-color="font-color" officeooo:rsid="016087b7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82" style:family="text">
      <style:text-properties style:font-name="Liberation Sans Narrow" fo:font-size="10pt" style:text-underline-style="solid" style:text-underline-width="auto" style:text-underline-color="font-color" officeooo:rsid="05c78ef8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83" style:family="text">
      <style:text-properties style:font-name="Liberation Sans Narrow" fo:font-size="10pt" style:text-underline-style="solid" style:text-underline-width="auto" style:text-underline-color="font-color" officeooo:rsid="013dbffc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84" style:family="text">
      <style:text-properties style:font-name="Liberation Sans Narrow" fo:font-size="10pt" style:text-underline-style="solid" style:text-underline-width="auto" style:text-underline-color="font-color" officeooo:rsid="05686ee3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85" style:family="text">
      <style:text-properties style:font-name="Liberation Sans Narrow" fo:font-size="10pt" style:text-underline-style="solid" style:text-underline-width="auto" style:text-underline-color="font-color" officeooo:rsid="050c333b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86" style:family="text">
      <style:text-properties style:font-name="Liberation Sans Narrow" fo:font-size="10pt" style:text-underline-style="solid" style:text-underline-width="auto" style:text-underline-color="font-color" officeooo:rsid="05f00b2b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87" style:family="text">
      <style:text-properties style:font-name="Liberation Sans Narrow" fo:font-size="10pt" style:text-underline-style="solid" style:text-underline-width="auto" style:text-underline-color="font-color" officeooo:rsid="0106de01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88" style:family="text">
      <style:text-properties style:font-name="Liberation Sans Narrow" fo:font-size="10pt" style:text-underline-style="solid" style:text-underline-width="auto" style:text-underline-color="font-color" officeooo:rsid="047ec4fb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89" style:family="text">
      <style:text-properties style:font-name="Liberation Sans Narrow" fo:font-size="10pt" style:text-underline-style="solid" style:text-underline-width="auto" style:text-underline-color="font-color" fo:font-weight="normal" officeooo:rsid="014f93ab" style:font-name-asian="Kozuka Gothic Pr6N L" style:font-size-asian="10pt" style:font-weight-asian="normal" style:font-name-complex="Open Sans" style:font-size-complex="10pt" style:font-weight-complex="normal"/>
    </style:style>
    <style:style style:name="T190" style:family="text">
      <style:text-properties style:font-name="Liberation Sans Narrow" fo:font-size="10pt" style:text-underline-style="solid" style:text-underline-width="auto" style:text-underline-color="font-color" fo:font-weight="normal" officeooo:rsid="07a89c65" style:font-name-asian="Kozuka Gothic Pr6N L" style:font-size-asian="10pt" style:font-weight-asian="normal" style:font-name-complex="Open Sans" style:font-size-complex="10pt" style:font-weight-complex="normal"/>
    </style:style>
    <style:style style:name="T191" style:family="text">
      <style:text-properties style:font-name="Liberation Sans Narrow" fo:font-size="10pt" style:text-underline-style="none" officeooo:rsid="02c8ea13" style:font-size-asian="10pt" style:font-name-complex="Open Sans" style:font-size-complex="10pt"/>
    </style:style>
    <style:style style:name="T192" style:family="text">
      <style:text-properties style:font-name="Liberation Sans Narrow" fo:font-size="10pt" style:text-underline-style="none" officeooo:rsid="02ac62c0" style:font-size-asian="10pt" style:font-name-complex="Open Sans" style:font-size-complex="10pt"/>
    </style:style>
    <style:style style:name="T193" style:family="text">
      <style:text-properties style:font-name="Liberation Sans Narrow" fo:font-size="10pt" style:text-underline-style="none" officeooo:rsid="03c3357f" style:font-size-asian="10pt" style:font-name-complex="Open Sans" style:font-size-complex="10pt"/>
    </style:style>
    <style:style style:name="T194" style:family="text">
      <style:text-properties style:font-name="Liberation Sans Narrow" fo:font-size="10pt" style:text-underline-style="none" officeooo:rsid="03c471ec" style:font-size-asian="10pt" style:font-name-complex="Open Sans" style:font-size-complex="10pt"/>
    </style:style>
    <style:style style:name="T195" style:family="text">
      <style:text-properties style:font-name="Liberation Sans Narrow" fo:font-size="10pt" style:text-underline-style="none" officeooo:rsid="03c25aff" style:font-size-asian="10pt" style:font-name-complex="Open Sans" style:font-size-complex="10pt"/>
    </style:style>
    <style:style style:name="T196" style:family="text">
      <style:text-properties style:font-name="Liberation Sans Narrow" fo:font-size="10pt" style:text-underline-style="none" officeooo:rsid="03c0cdcc" style:font-size-asian="10pt" style:font-name-complex="Open Sans" style:font-size-complex="10pt"/>
    </style:style>
    <style:style style:name="T197" style:family="text">
      <style:text-properties style:font-name="Liberation Sans Narrow" fo:font-size="10pt" style:text-underline-style="none" officeooo:rsid="010e0393" style:font-size-asian="10pt" style:font-name-complex="Open Sans" style:font-size-complex="10pt"/>
    </style:style>
    <style:style style:name="T198" style:family="text">
      <style:text-properties style:font-name="Liberation Sans Narrow" fo:font-size="10pt" style:text-underline-style="none" officeooo:rsid="01890ba9" style:font-size-asian="10pt" style:font-name-complex="Open Sans" style:font-size-complex="10pt"/>
    </style:style>
    <style:style style:name="T199" style:family="text">
      <style:text-properties style:font-name="Liberation Sans Narrow" fo:font-size="10pt" style:text-underline-style="none" officeooo:rsid="03c7cee7" style:font-size-asian="10pt" style:font-name-complex="Open Sans" style:font-size-complex="10pt"/>
    </style:style>
    <style:style style:name="T200" style:family="text">
      <style:text-properties style:font-name="Liberation Sans Narrow" fo:font-size="10pt" style:text-underline-style="none" officeooo:rsid="04382237" style:font-size-asian="10pt" style:font-name-complex="Open Sans" style:font-size-complex="10pt"/>
    </style:style>
    <style:style style:name="T201" style:family="text">
      <style:text-properties style:font-name="Liberation Sans Narrow" fo:font-size="10pt" style:text-underline-style="none" officeooo:rsid="0439cf35" style:font-size-asian="10pt" style:font-name-complex="Open Sans" style:font-size-complex="10pt"/>
    </style:style>
    <style:style style:name="T202" style:family="text">
      <style:text-properties style:font-name="Liberation Sans Narrow" fo:font-size="10pt" style:text-underline-style="none" officeooo:rsid="03310bf0" style:font-size-asian="10pt" style:font-name-complex="Open Sans" style:font-size-complex="10pt"/>
    </style:style>
    <style:style style:name="T203" style:family="text">
      <style:text-properties style:font-name="Liberation Sans Narrow" fo:font-size="10pt" style:text-underline-style="none" officeooo:rsid="032ceadb" style:font-size-asian="10pt" style:font-name-complex="Open Sans" style:font-size-complex="10pt"/>
    </style:style>
    <style:style style:name="T204" style:family="text">
      <style:text-properties style:font-name="Liberation Sans Narrow" fo:font-size="10pt" style:text-underline-style="none" officeooo:rsid="071ee61e" style:font-size-asian="10pt" style:font-name-complex="Open Sans" style:font-size-complex="10pt"/>
    </style:style>
    <style:style style:name="T205" style:family="text">
      <style:text-properties style:font-name="Liberation Sans Narrow" fo:font-size="10pt" style:text-underline-style="none" officeooo:rsid="02adea96" style:font-size-asian="10pt" style:font-name-complex="Open Sans" style:font-size-complex="10pt"/>
    </style:style>
    <style:style style:name="T206" style:family="text">
      <style:text-properties style:font-name="Liberation Sans Narrow" fo:font-size="10pt" style:text-underline-style="none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07" style:family="text">
      <style:text-properties style:font-name="Liberation Sans Narrow" fo:font-size="10pt" style:text-underline-style="none" officeooo:rsid="03150994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08" style:family="text">
      <style:text-properties style:font-name="Liberation Sans Narrow" fo:font-size="10pt" style:text-underline-style="none" officeooo:rsid="04493312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09" style:family="text">
      <style:text-properties style:font-name="Liberation Sans Narrow" fo:font-size="10pt" style:text-underline-style="none" officeooo:rsid="01128f33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0" style:family="text">
      <style:text-properties style:font-name="Liberation Sans Narrow" fo:font-size="10pt" style:text-underline-style="none" officeooo:rsid="056338bf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1" style:family="text">
      <style:text-properties style:font-name="Liberation Sans Narrow" fo:font-size="10pt" style:text-underline-style="none" officeooo:rsid="0616cb20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2" style:family="text">
      <style:text-properties style:font-name="Liberation Sans Narrow" fo:font-size="10pt" style:text-underline-style="none" officeooo:rsid="016087b7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3" style:family="text">
      <style:text-properties style:font-name="Liberation Sans Narrow" fo:font-size="10pt" style:text-underline-style="none" officeooo:rsid="013dbffc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4" style:family="text">
      <style:text-properties style:font-name="Liberation Sans Narrow" fo:font-size="10pt" style:text-underline-style="none" officeooo:rsid="05686ee3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5" style:family="text">
      <style:text-properties style:font-name="Liberation Sans Narrow" fo:font-size="10pt" style:text-underline-style="none" officeooo:rsid="05679be9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6" style:family="text">
      <style:text-properties style:font-name="Liberation Sans Narrow" fo:font-size="10pt" style:text-underline-style="none" officeooo:rsid="083105cd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7" style:family="text">
      <style:text-properties style:font-name="Liberation Sans Narrow" fo:font-size="10pt" style:text-underline-style="none" officeooo:rsid="08398268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8" style:family="text">
      <style:text-properties style:font-name="Liberation Sans Narrow" fo:font-size="10pt" style:text-underline-style="none" officeooo:rsid="083c4683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9" style:family="text">
      <style:text-properties style:font-name="Liberation Sans Narrow" fo:font-size="10pt" style:text-underline-style="none" officeooo:rsid="08409b58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0" style:family="text">
      <style:text-properties style:font-name="Liberation Sans Narrow" fo:font-size="10pt" style:text-underline-style="none" officeooo:rsid="08415241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1" style:family="text">
      <style:text-properties style:font-name="Liberation Sans Narrow" fo:font-size="10pt" style:text-underline-style="none" officeooo:rsid="084726cd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2" style:family="text">
      <style:text-properties style:font-name="Liberation Sans Narrow" fo:font-size="10pt" style:text-underline-style="none" officeooo:rsid="0847b37e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3" style:family="text">
      <style:text-properties style:font-name="Liberation Sans Narrow" fo:font-size="10pt" style:text-underline-style="none" officeooo:rsid="0851838b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4" style:family="text">
      <style:text-properties style:font-name="Liberation Sans Narrow" fo:font-size="10pt" style:text-underline-style="none" officeooo:rsid="0854cb6e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5" style:family="text">
      <style:text-properties style:font-name="Liberation Sans Narrow" fo:font-size="10pt" style:text-underline-style="none" officeooo:rsid="0856d5c2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6" style:family="text">
      <style:text-properties style:font-name="Liberation Sans Narrow" fo:font-size="10pt" style:text-underline-style="none" officeooo:rsid="088124ea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7" style:family="text">
      <style:text-properties style:font-name="Liberation Sans Narrow" fo:font-size="10pt" style:text-underline-style="none" officeooo:rsid="08821f52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8" style:family="text">
      <style:text-properties style:font-name="Liberation Sans Narrow" fo:font-size="10pt" style:text-underline-style="none" officeooo:rsid="08822a2d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9" style:family="text">
      <style:text-properties style:font-name="Liberation Sans Narrow" fo:font-size="10pt" style:text-underline-style="none" style:font-name-asian="Kozuka Gothic Pr6N L" style:font-size-asian="10pt" style:font-name-complex="Open Sans" style:font-size-complex="10pt"/>
    </style:style>
    <style:style style:name="T230" style:family="text">
      <style:text-properties style:font-name="Liberation Sans Narrow" fo:font-size="10pt" style:text-underline-style="none" officeooo:rsid="010af873" style:font-name-asian="Kozuka Gothic Pr6N L" style:font-size-asian="10pt" style:font-name-complex="Open Sans" style:font-size-complex="10pt"/>
    </style:style>
    <style:style style:name="T231" style:family="text">
      <style:text-properties style:font-name="Liberation Sans Narrow" fo:font-size="10pt" style:text-underline-style="none" officeooo:rsid="0106de01" style:font-name-asian="Kozuka Gothic Pr6N L" style:font-size-asian="10pt" style:font-name-complex="Open Sans" style:font-size-complex="10pt"/>
    </style:style>
    <style:style style:name="T232" style:family="text">
      <style:text-properties style:font-name="Liberation Sans Narrow" fo:font-size="10pt" style:text-underline-style="none" officeooo:rsid="047d1bb9" style:font-name-asian="Kozuka Gothic Pr6N L" style:font-size-asian="10pt" style:font-name-complex="Open Sans" style:font-size-complex="10pt"/>
    </style:style>
    <style:style style:name="T233" style:family="text">
      <style:text-properties style:font-name="Liberation Sans Narrow" fo:font-size="10pt" style:text-underline-style="none" officeooo:rsid="05dc79c1" style:font-name-asian="Kozuka Gothic Pr6N L" style:font-size-asian="10pt" style:font-name-complex="Open Sans" style:font-size-complex="10pt"/>
    </style:style>
    <style:style style:name="T234" style:family="text">
      <style:text-properties style:font-name="Liberation Sans Narrow" fo:font-size="10pt" style:text-underline-style="none" officeooo:rsid="04117a73" style:font-name-asian="Kozuka Gothic Pr6N L" style:font-size-asian="10pt" style:font-name-complex="Open Sans" style:font-size-complex="10pt"/>
    </style:style>
    <style:style style:name="T235" style:family="text">
      <style:text-properties style:font-name="Liberation Sans Narrow" fo:font-size="10pt" style:text-underline-style="none" officeooo:rsid="0416e27f" style:font-name-asian="Kozuka Gothic Pr6N L" style:font-size-asian="10pt" style:font-name-complex="Open Sans" style:font-size-complex="10pt"/>
    </style:style>
    <style:style style:name="T236" style:family="text">
      <style:text-properties style:font-name="Liberation Sans Narrow" fo:font-size="10pt" style:text-underline-style="none" officeooo:rsid="04b22c48" style:font-name-asian="Kozuka Gothic Pr6N L" style:font-size-asian="10pt" style:font-name-complex="Open Sans" style:font-size-complex="10pt"/>
    </style:style>
    <style:style style:name="T237" style:family="text">
      <style:text-properties style:font-name="Liberation Sans Narrow" fo:font-size="10pt" style:text-underline-style="none" officeooo:rsid="04b517d5" style:font-name-asian="Kozuka Gothic Pr6N L" style:font-size-asian="10pt" style:font-name-complex="Open Sans" style:font-size-complex="10pt"/>
    </style:style>
    <style:style style:name="T238" style:family="text">
      <style:text-properties style:font-name="Liberation Sans Narrow" fo:font-size="10pt" style:text-underline-style="none" officeooo:rsid="0416f925" style:font-name-asian="Kozuka Gothic Pr6N L" style:font-size-asian="10pt" style:font-name-complex="Open Sans" style:font-size-complex="10pt"/>
    </style:style>
    <style:style style:name="T239" style:family="text">
      <style:text-properties style:font-name="Liberation Sans Narrow" fo:font-size="10pt" style:text-underline-style="none" officeooo:rsid="05efd724" style:font-name-asian="Kozuka Gothic Pr6N L" style:font-size-asian="10pt" style:font-name-complex="Open Sans" style:font-size-complex="10pt"/>
    </style:style>
    <style:style style:name="T240" style:family="text">
      <style:text-properties style:font-name="Liberation Sans Narrow" fo:font-size="10pt" style:text-underline-style="none" officeooo:rsid="010e9f60" style:font-name-asian="Kozuka Gothic Pr6N L" style:font-size-asian="10pt" style:font-name-complex="Open Sans" style:font-size-complex="10pt"/>
    </style:style>
    <style:style style:name="T241" style:family="text">
      <style:text-properties style:font-name="Liberation Sans Narrow" fo:font-size="10pt" style:text-underline-style="none" officeooo:rsid="068aab8a" style:font-name-asian="Kozuka Gothic Pr6N L" style:font-size-asian="10pt" style:font-name-complex="Open Sans" style:font-size-complex="10pt"/>
    </style:style>
    <style:style style:name="T242" style:family="text">
      <style:text-properties style:font-name="Liberation Sans Narrow" fo:font-size="10pt" style:text-underline-style="none" officeooo:rsid="06a9aa66" style:font-name-asian="Kozuka Gothic Pr6N L" style:font-size-asian="10pt" style:font-name-complex="Open Sans" style:font-size-complex="10pt"/>
    </style:style>
    <style:style style:name="T243" style:family="text">
      <style:text-properties style:font-name="Liberation Sans Narrow" fo:font-size="10pt" style:text-underline-style="none" officeooo:rsid="06b30838" style:font-name-asian="Kozuka Gothic Pr6N L" style:font-size-asian="10pt" style:font-name-complex="Open Sans" style:font-size-complex="10pt"/>
    </style:style>
    <style:style style:name="T244" style:family="text">
      <style:text-properties style:font-name="Liberation Sans Narrow" fo:font-size="10pt" style:text-underline-style="none" officeooo:rsid="042dd527" style:font-name-asian="Kozuka Gothic Pr6N L" style:font-size-asian="10pt" style:font-name-complex="Open Sans" style:font-size-complex="10pt"/>
    </style:style>
    <style:style style:name="T245" style:family="text">
      <style:text-properties style:font-name="Liberation Sans Narrow" fo:font-size="10pt" style:text-underline-style="none" officeooo:rsid="017a3844" style:font-name-asian="Kozuka Gothic Pr6N L" style:font-size-asian="10pt" style:font-name-complex="Open Sans" style:font-size-complex="10pt"/>
    </style:style>
    <style:style style:name="T246" style:family="text">
      <style:text-properties style:font-name="Liberation Sans Narrow" fo:font-size="10pt" style:text-underline-style="none" officeooo:rsid="0469c90c" style:font-name-asian="Kozuka Gothic Pr6N L" style:font-size-asian="10pt" style:font-name-complex="Open Sans" style:font-size-complex="10pt"/>
    </style:style>
    <style:style style:name="T247" style:family="text">
      <style:text-properties style:font-name="Liberation Sans Narrow" fo:font-size="10pt" style:text-underline-style="none" officeooo:rsid="037cad01" style:font-name-asian="Kozuka Gothic Pr6N L" style:font-size-asian="10pt" style:font-name-complex="Open Sans" style:font-size-complex="10pt"/>
    </style:style>
    <style:style style:name="T248" style:family="text">
      <style:text-properties style:font-name="Liberation Sans Narrow" fo:font-size="10pt" style:text-underline-style="none" officeooo:rsid="015293c2" style:font-name-asian="Kozuka Gothic Pr6N L" style:font-size-asian="10pt" style:font-name-complex="Open Sans" style:font-size-complex="10pt"/>
    </style:style>
    <style:style style:name="T249" style:family="text">
      <style:text-properties style:font-name="Liberation Sans Narrow" fo:font-size="10pt" style:text-underline-style="none" officeooo:rsid="06bce0d7" style:font-name-asian="Kozuka Gothic Pr6N L" style:font-size-asian="10pt" style:font-name-complex="Open Sans" style:font-size-complex="10pt"/>
    </style:style>
    <style:style style:name="T250" style:family="text">
      <style:text-properties style:font-name="Liberation Sans Narrow" fo:font-size="10pt" style:text-underline-style="none" officeooo:rsid="06be594e" style:font-name-asian="Kozuka Gothic Pr6N L" style:font-size-asian="10pt" style:font-name-complex="Open Sans" style:font-size-complex="10pt"/>
    </style:style>
    <style:style style:name="T251" style:family="text">
      <style:text-properties style:font-name="Liberation Sans Narrow" fo:font-size="10pt" style:text-underline-style="none" officeooo:rsid="06be73d2" style:font-name-asian="Kozuka Gothic Pr6N L" style:font-size-asian="10pt" style:font-name-complex="Open Sans" style:font-size-complex="10pt"/>
    </style:style>
    <style:style style:name="T252" style:family="text">
      <style:text-properties style:font-name="Liberation Sans Narrow" fo:font-size="10pt" style:text-underline-style="none" officeooo:rsid="06c27c00" style:font-name-asian="Kozuka Gothic Pr6N L" style:font-size-asian="10pt" style:font-name-complex="Open Sans" style:font-size-complex="10pt"/>
    </style:style>
    <style:style style:name="T253" style:family="text">
      <style:text-properties style:font-name="Liberation Sans Narrow" fo:font-size="10pt" style:text-underline-style="none" officeooo:rsid="06c2b63f" style:font-name-asian="Kozuka Gothic Pr6N L" style:font-size-asian="10pt" style:font-name-complex="Open Sans" style:font-size-complex="10pt"/>
    </style:style>
    <style:style style:name="T254" style:family="text">
      <style:text-properties style:font-name="Liberation Sans Narrow" fo:font-size="10pt" style:text-underline-style="none" officeooo:rsid="06c6acd5" style:font-name-asian="Kozuka Gothic Pr6N L" style:font-size-asian="10pt" style:font-name-complex="Open Sans" style:font-size-complex="10pt"/>
    </style:style>
    <style:style style:name="T255" style:family="text">
      <style:text-properties style:font-name="Liberation Sans Narrow" fo:font-size="10pt" style:text-underline-style="none" officeooo:rsid="06c96613" style:font-name-asian="Kozuka Gothic Pr6N L" style:font-size-asian="10pt" style:font-name-complex="Open Sans" style:font-size-complex="10pt"/>
    </style:style>
    <style:style style:name="T256" style:family="text">
      <style:text-properties style:font-name="Liberation Sans Narrow" fo:font-size="10pt" style:text-underline-style="none" officeooo:rsid="06cd3b63" style:font-name-asian="Kozuka Gothic Pr6N L" style:font-size-asian="10pt" style:font-name-complex="Open Sans" style:font-size-complex="10pt"/>
    </style:style>
    <style:style style:name="T257" style:family="text">
      <style:text-properties style:font-name="Liberation Sans Narrow" fo:font-size="10pt" style:text-underline-style="none" officeooo:rsid="06d761cf" style:font-name-asian="Kozuka Gothic Pr6N L" style:font-size-asian="10pt" style:font-name-complex="Open Sans" style:font-size-complex="10pt"/>
    </style:style>
    <style:style style:name="T258" style:family="text">
      <style:text-properties style:font-name="Liberation Sans Narrow" fo:font-size="10pt" style:text-underline-style="none" officeooo:rsid="06da2400" style:font-name-asian="Kozuka Gothic Pr6N L" style:font-size-asian="10pt" style:font-name-complex="Open Sans" style:font-size-complex="10pt"/>
    </style:style>
    <style:style style:name="T259" style:family="text">
      <style:text-properties style:font-name="Liberation Sans Narrow" fo:font-size="10pt" style:text-underline-style="none" officeooo:rsid="06e070dd" style:font-name-asian="Kozuka Gothic Pr6N L" style:font-size-asian="10pt" style:font-name-complex="Open Sans" style:font-size-complex="10pt"/>
    </style:style>
    <style:style style:name="T260" style:family="text">
      <style:text-properties style:font-name="Liberation Sans Narrow" fo:font-size="10pt" style:text-underline-style="none" officeooo:rsid="06de5493" style:font-name-asian="Kozuka Gothic Pr6N L" style:font-size-asian="10pt" style:font-name-complex="Open Sans" style:font-size-complex="10pt"/>
    </style:style>
    <style:style style:name="T261" style:family="text">
      <style:text-properties style:font-name="Liberation Sans Narrow" fo:font-size="10pt" style:text-underline-style="none" officeooo:rsid="05dfc0c3" style:font-name-asian="Kozuka Gothic Pr6N L" style:font-size-asian="10pt" style:font-name-complex="Open Sans" style:font-size-complex="10pt"/>
    </style:style>
    <style:style style:name="T262" style:family="text">
      <style:text-properties style:font-name="Liberation Sans Narrow" fo:font-size="10pt" style:text-underline-style="none" officeooo:rsid="074cc947" style:font-name-asian="Kozuka Gothic Pr6N L" style:font-size-asian="10pt" style:font-name-complex="Open Sans" style:font-size-complex="10pt"/>
    </style:style>
    <style:style style:name="T263" style:family="text">
      <style:text-properties style:font-name="Liberation Sans Narrow" fo:font-size="10pt" style:text-underline-style="none" officeooo:rsid="0750a46c" style:font-name-asian="Kozuka Gothic Pr6N L" style:font-size-asian="10pt" style:font-name-complex="Open Sans" style:font-size-complex="10pt"/>
    </style:style>
    <style:style style:name="T264" style:family="text">
      <style:text-properties style:font-name="Liberation Sans Narrow" fo:font-size="10pt" style:text-underline-style="none" officeooo:rsid="0757d8f8" style:font-name-asian="Kozuka Gothic Pr6N L" style:font-size-asian="10pt" style:font-name-complex="Open Sans" style:font-size-complex="10pt"/>
    </style:style>
    <style:style style:name="T265" style:family="text">
      <style:text-properties style:font-name="Liberation Sans Narrow" fo:font-size="10pt" style:text-underline-style="none" officeooo:rsid="075836da" style:font-name-asian="Kozuka Gothic Pr6N L" style:font-size-asian="10pt" style:font-name-complex="Open Sans" style:font-size-complex="10pt"/>
    </style:style>
    <style:style style:name="T266" style:family="text">
      <style:text-properties style:font-name="Liberation Sans Narrow" fo:font-size="10pt" style:text-underline-style="none" officeooo:rsid="07593273" style:font-name-asian="Kozuka Gothic Pr6N L" style:font-size-asian="10pt" style:font-name-complex="Open Sans" style:font-size-complex="10pt"/>
    </style:style>
    <style:style style:name="T267" style:family="text">
      <style:text-properties style:font-name="Liberation Sans Narrow" fo:font-size="10pt" style:text-underline-style="none" officeooo:rsid="075ac51d" style:font-name-asian="Kozuka Gothic Pr6N L" style:font-size-asian="10pt" style:font-name-complex="Open Sans" style:font-size-complex="10pt"/>
    </style:style>
    <style:style style:name="T268" style:family="text">
      <style:text-properties style:font-name="Liberation Sans Narrow" fo:font-size="10pt" style:text-underline-style="none" officeooo:rsid="07633d38" style:font-name-asian="Kozuka Gothic Pr6N L" style:font-size-asian="10pt" style:font-name-complex="Open Sans" style:font-size-complex="10pt"/>
    </style:style>
    <style:style style:name="T269" style:family="text">
      <style:text-properties style:font-name="Liberation Sans Narrow" fo:font-size="10pt" style:text-underline-style="none" officeooo:rsid="07656d54" style:font-name-asian="Kozuka Gothic Pr6N L" style:font-size-asian="10pt" style:font-name-complex="Open Sans" style:font-size-complex="10pt"/>
    </style:style>
    <style:style style:name="T270" style:family="text">
      <style:text-properties style:font-name="Liberation Sans Narrow" fo:font-size="10pt" style:text-underline-style="none" officeooo:rsid="0767423a" style:font-name-asian="Kozuka Gothic Pr6N L" style:font-size-asian="10pt" style:font-name-complex="Open Sans" style:font-size-complex="10pt"/>
    </style:style>
    <style:style style:name="T271" style:family="text">
      <style:text-properties style:font-name="Liberation Sans Narrow" fo:font-size="10pt" style:text-underline-style="none" officeooo:rsid="076b6946" style:font-name-asian="Kozuka Gothic Pr6N L" style:font-size-asian="10pt" style:font-name-complex="Open Sans" style:font-size-complex="10pt"/>
    </style:style>
    <style:style style:name="T272" style:family="text">
      <style:text-properties style:font-name="Liberation Sans Narrow" fo:font-size="10pt" style:text-underline-style="none" officeooo:rsid="07e44e5a" style:font-name-asian="Kozuka Gothic Pr6N L" style:font-size-asian="10pt" style:font-name-complex="Open Sans" style:font-size-complex="10pt"/>
    </style:style>
    <style:style style:name="T273" style:family="text">
      <style:text-properties style:font-name="Liberation Sans Narrow" fo:font-size="10pt" style:text-underline-style="none" officeooo:rsid="081213b2" style:font-name-asian="Kozuka Gothic Pr6N L" style:font-size-asian="10pt" style:font-name-complex="Open Sans" style:font-size-complex="10pt"/>
    </style:style>
    <style:style style:name="T274" style:family="text">
      <style:text-properties style:font-name="Liberation Sans Narrow" fo:font-size="10pt" style:text-underline-style="none" officeooo:rsid="0812686b" style:font-name-asian="Kozuka Gothic Pr6N L" style:font-size-asian="10pt" style:font-name-complex="Open Sans" style:font-size-complex="10pt"/>
    </style:style>
    <style:style style:name="T275" style:family="text">
      <style:text-properties style:font-name="Liberation Sans Narrow" fo:font-size="10pt" style:text-underline-style="none" officeooo:rsid="08ae9eeb" style:font-name-asian="Kozuka Gothic Pr6N L" style:font-size-asian="10pt" style:font-name-complex="Open Sans" style:font-size-complex="10pt"/>
    </style:style>
    <style:style style:name="T276" style:family="text">
      <style:text-properties style:font-name="Liberation Sans Narrow" fo:font-size="10pt" style:text-underline-style="none" officeooo:rsid="08b27f83" style:font-name-asian="Kozuka Gothic Pr6N L" style:font-size-asian="10pt" style:font-name-complex="Open Sans" style:font-size-complex="10pt"/>
    </style:style>
    <style:style style:name="T277" style:family="text">
      <style:text-properties style:font-name="Liberation Sans Narrow" fo:font-size="10pt" style:text-underline-style="none" officeooo:rsid="08b2b8ff" style:font-name-asian="Kozuka Gothic Pr6N L" style:font-size-asian="10pt" style:font-name-complex="Open Sans" style:font-size-complex="10pt"/>
    </style:style>
    <style:style style:name="T278" style:family="text">
      <style:text-properties style:font-name="Liberation Sans Narrow" fo:font-size="10pt" style:text-underline-style="none" officeooo:rsid="08b524f3" style:font-name-asian="Kozuka Gothic Pr6N L" style:font-size-asian="10pt" style:font-name-complex="Open Sans" style:font-size-complex="10pt"/>
    </style:style>
    <style:style style:name="T279" style:family="text">
      <style:text-properties style:font-name="Liberation Sans Narrow" fo:font-size="10pt" style:text-underline-style="none" officeooo:rsid="08ba834a" style:font-name-asian="Kozuka Gothic Pr6N L" style:font-size-asian="10pt" style:font-name-complex="Open Sans" style:font-size-complex="10pt"/>
    </style:style>
    <style:style style:name="T280" style:family="text">
      <style:text-properties style:font-name="Liberation Sans Narrow" fo:font-size="10pt" style:text-underline-style="none" officeooo:rsid="08bc413c" style:font-name-asian="Kozuka Gothic Pr6N L" style:font-size-asian="10pt" style:font-name-complex="Open Sans" style:font-size-complex="10pt"/>
    </style:style>
    <style:style style:name="T281" style:family="text">
      <style:text-properties style:font-name="Liberation Sans Narrow" fo:font-size="10pt" style:text-underline-style="none" officeooo:rsid="036af2c0" style:font-name-asian="Kozuka Gothic Pr6N L" style:font-size-asian="10pt" style:font-name-complex="Open Sans" style:font-size-complex="10pt"/>
    </style:style>
    <style:style style:name="T282" style:family="text">
      <style:text-properties style:font-name="Liberation Sans Narrow" fo:font-size="10pt" style:text-underline-style="none" officeooo:rsid="08cff477" style:font-name-asian="Kozuka Gothic Pr6N L" style:font-size-asian="10pt" style:font-name-complex="Open Sans" style:font-size-complex="10pt"/>
    </style:style>
    <style:style style:name="T283" style:family="text">
      <style:text-properties style:font-name="Liberation Sans Narrow" fo:font-size="10pt" style:text-underline-style="none" fo:font-weight="bold" officeooo:rsid="01128f33" style:text-underline-mode="continuous" style:text-overline-mode="continuous" style:text-line-through-mode="continuous" style:font-name-asian="Kozuka Gothic Pr6N L" style:font-size-asian="10pt" style:font-weight-asian="bold" style:font-name-complex="Open Sans" style:font-size-complex="10pt"/>
    </style:style>
    <style:style style:name="T284" style:family="text">
      <style:text-properties style:font-name="Liberation Sans Narrow" fo:font-size="10pt" style:text-underline-style="none" fo:font-weight="normal" officeooo:rsid="07a89c65" style:font-name-asian="Kozuka Gothic Pr6N L" style:font-size-asian="10pt" style:font-weight-asian="normal" style:font-name-complex="Open Sans" style:font-size-complex="10pt" style:font-weight-complex="normal"/>
    </style:style>
    <style:style style:name="T285" style:family="text">
      <style:text-properties style:font-name="Liberation Sans Narrow" fo:font-size="10pt" fo:font-weight="normal" officeooo:rsid="014f93ab" style:font-name-asian="Kozuka Gothic Pr6N L" style:font-size-asian="10pt" style:font-weight-asian="normal" style:font-name-complex="Open Sans" style:font-size-complex="10pt" style:font-weight-complex="normal"/>
    </style:style>
    <style:style style:name="T286" style:family="text">
      <style:text-properties style:font-name="Liberation Sans Narrow" fo:font-size="10pt" fo:font-weight="normal" officeooo:rsid="0616cb20" style:font-name-asian="Kozuka Gothic Pr6N L" style:font-size-asian="10pt" style:font-weight-asian="normal" style:font-name-complex="Open Sans" style:font-size-complex="10pt" style:font-weight-complex="normal"/>
    </style:style>
    <style:style style:name="T287" style:family="text">
      <style:text-properties style:font-name="Liberation Sans Narrow" fo:font-size="10pt" fo:font-weight="normal" officeooo:rsid="070d8c79" style:font-name-asian="Kozuka Gothic Pr6N L" style:font-size-asian="10pt" style:font-weight-asian="normal" style:font-name-complex="Open Sans" style:font-size-complex="10pt" style:font-weight-complex="normal"/>
    </style:style>
    <style:style style:name="T288" style:family="text">
      <style:text-properties style:font-name="Liberation Sans Narrow" fo:font-size="10pt" fo:font-weight="normal" officeooo:rsid="07093e36" style:font-name-asian="Kozuka Gothic Pr6N L" style:font-size-asian="10pt" style:font-weight-asian="normal" style:font-name-complex="Open Sans" style:font-size-complex="10pt" style:font-weight-complex="normal"/>
    </style:style>
    <style:style style:name="T289" style:family="text">
      <style:text-properties style:font-name="Liberation Sans Narrow" fo:font-size="10pt" fo:font-weight="normal" officeooo:rsid="065255d8" style:font-name-asian="Kozuka Gothic Pr6N L" style:font-size-asian="10pt" style:font-weight-asian="normal" style:font-name-complex="Open Sans" style:font-size-complex="10pt" style:font-weight-complex="normal"/>
    </style:style>
    <style:style style:name="T290" style:family="text">
      <style:text-properties style:font-name="Liberation Sans Narrow" fo:font-size="10pt" fo:font-weight="normal" officeooo:rsid="070c6ae4" style:font-name-asian="Kozuka Gothic Pr6N L" style:font-size-asian="10pt" style:font-weight-asian="normal" style:font-name-complex="Open Sans" style:font-size-complex="10pt" style:font-weight-complex="normal"/>
    </style:style>
    <style:style style:name="T291" style:family="text">
      <style:text-properties style:font-name="Liberation Sans Narrow" fo:font-size="10pt" fo:font-weight="normal" officeooo:rsid="07a5b9a8" style:font-name-asian="Kozuka Gothic Pr6N L" style:font-size-asian="10pt" style:font-weight-asian="normal" style:font-name-complex="Open Sans" style:font-size-complex="10pt" style:font-weight-complex="normal"/>
    </style:style>
    <style:style style:name="T292" style:family="text">
      <style:text-properties style:font-name="Liberation Sans Narrow" fo:font-size="10pt" fo:font-weight="normal" officeooo:rsid="07a89c65" style:font-name-asian="Kozuka Gothic Pr6N L" style:font-size-asian="10pt" style:font-weight-asian="normal" style:font-name-complex="Open Sans" style:font-size-complex="10pt" style:font-weight-complex="normal"/>
    </style:style>
    <style:style style:name="T293" style:family="text">
      <style:text-properties style:font-name="Liberation Sans Narrow" fo:font-size="10pt" fo:font-weight="normal" officeooo:rsid="0048ff3d" style:font-name-asian="Kozuka Gothic Pr6N L" style:font-size-asian="10pt" style:font-weight-asian="normal" style:font-name-complex="Open Sans" style:font-size-complex="10pt" style:font-weight-complex="normal"/>
    </style:style>
    <style:style style:name="T294" style:family="text">
      <style:text-properties style:font-name="Liberation Sans Narrow" fo:font-size="10pt" fo:font-weight="normal" officeooo:rsid="03fe6936" style:font-name-asian="Kozuka Gothic Pr6N L" style:font-size-asian="10pt" style:font-weight-asian="normal" style:font-name-complex="Open Sans" style:font-size-complex="10pt" style:font-weight-complex="normal"/>
    </style:style>
    <style:style style:name="T295" style:family="text">
      <style:text-properties style:font-name="Liberation Sans Narrow" fo:font-size="10pt" fo:font-weight="normal" officeooo:rsid="0135c9da" style:font-name-asian="Kozuka Gothic Pr6N L" style:font-size-asian="10pt" style:font-weight-asian="normal" style:font-name-complex="Open Sans" style:font-size-complex="10pt" style:font-weight-complex="normal"/>
    </style:style>
    <style:style style:name="T296" style:family="text">
      <style:text-properties style:font-name="Liberation Sans Narrow" fo:font-size="10pt" fo:font-weight="normal" officeooo:rsid="050c333b" style:font-name-asian="Kozuka Gothic Pr6N L" style:font-size-asian="10pt" style:font-weight-asian="normal" style:font-name-complex="Open Sans" style:font-size-complex="10pt" style:font-weight-complex="normal"/>
    </style:style>
    <style:style style:name="T297" style:family="text">
      <style:text-properties style:font-name="Liberation Sans Narrow" fo:font-size="10pt" fo:font-weight="normal" officeooo:rsid="05601590" style:font-name-asian="Kozuka Gothic Pr6N L" style:font-size-asian="10pt" style:font-weight-asian="normal" style:font-name-complex="Open Sans" style:font-size-complex="10pt" style:font-weight-complex="normal"/>
    </style:style>
    <style:style style:name="T298" style:family="text">
      <style:text-properties style:font-name="Liberation Sans Narrow" fo:font-size="10pt" fo:font-weight="normal" officeooo:rsid="06191942" style:font-name-asian="Kozuka Gothic Pr6N L" style:font-size-asian="10pt" style:font-weight-asian="normal" style:font-name-complex="Open Sans" style:font-size-complex="10pt" style:font-weight-complex="normal"/>
    </style:style>
    <style:style style:name="T299" style:family="text">
      <style:text-properties style:font-name="Liberation Sans Narrow" fo:font-size="10pt" fo:font-weight="normal" officeooo:rsid="081d685f" style:font-name-asian="Kozuka Gothic Pr6N L" style:font-size-asian="10pt" style:font-weight-asian="normal" style:font-name-complex="Open Sans" style:font-size-complex="10pt" style:font-weight-complex="normal"/>
    </style:style>
    <style:style style:name="T300" style:family="text">
      <style:text-properties style:font-name="Liberation Sans Narrow" fo:font-size="10pt" fo:font-weight="normal" officeooo:rsid="081fbe8d" style:font-name-asian="Kozuka Gothic Pr6N L" style:font-size-asian="10pt" style:font-weight-asian="normal" style:font-name-complex="Open Sans" style:font-size-complex="10pt" style:font-weight-complex="normal"/>
    </style:style>
    <style:style style:name="T301" style:family="text">
      <style:text-properties style:font-name="Liberation Sans Narrow" fo:font-size="10pt" fo:font-weight="normal" officeooo:rsid="08242285" style:font-name-asian="Kozuka Gothic Pr6N L" style:font-size-asian="10pt" style:font-weight-asian="normal" style:font-name-complex="Open Sans" style:font-size-complex="10pt" style:font-weight-complex="normal"/>
    </style:style>
    <style:style style:name="T302" style:family="text">
      <style:text-properties style:font-name="Liberation Sans Narrow" fo:font-size="10pt" fo:font-weight="normal" officeooo:rsid="08272c0f" style:font-name-asian="Kozuka Gothic Pr6N L" style:font-size-asian="10pt" style:font-weight-asian="normal" style:font-name-complex="Open Sans" style:font-size-complex="10pt" style:font-weight-complex="normal"/>
    </style:style>
    <style:style style:name="T303" style:family="text">
      <style:text-properties style:font-name="Liberation Sans Narrow" fo:font-size="10pt" fo:font-weight="normal" officeooo:rsid="084f6009" style:font-name-asian="Kozuka Gothic Pr6N L" style:font-size-asian="10pt" style:font-weight-asian="normal" style:font-name-complex="Open Sans" style:font-size-complex="10pt" style:font-weight-complex="normal"/>
    </style:style>
    <style:style style:name="T304" style:family="text">
      <style:text-properties style:use-window-font-color="true" loext:opacity="0%" style:font-name="Liberation Sans Narrow" fo:font-size="10pt" style:text-underline-style="none" style:font-name-asian="Kozuka Gothic Pr6N L" style:font-size-asian="10pt" style:font-name-complex="Open Sans" style:font-size-complex="10pt"/>
    </style:style>
    <style:style style:name="T305" style:family="text">
      <style:text-properties style:use-window-font-color="true" loext:opacity="0%" style:font-name="Liberation Sans Narrow" fo:font-size="10pt" style:text-underline-style="none" fo:font-weight="bold" style:font-name-asian="Kozuka Gothic Pr6N L" style:font-size-asian="10pt" style:font-weight-asian="bold" style:font-name-complex="Open Sans" style:font-size-complex="10pt"/>
    </style:style>
    <style:style style:name="T306" style:family="text">
      <style:text-properties style:use-window-font-color="true" loext:opacity="0%" fo:font-style="normal" style:text-underline-style="none" fo:font-weight="normal" officeooo:rsid="006d4ce2" style:font-name-asian="Kozuka Gothic Pr6N L" style:font-style-asian="normal" style:font-weight-asian="normal" style:font-name-complex="Open Sans" style:font-style-complex="normal" style:font-weight-complex="normal"/>
    </style:style>
    <style:style style:name="T307" style:family="text">
      <style:text-properties style:use-window-font-color="true" loext:opacity="0%" style:text-underline-style="none" fo:font-weight="bold" style:font-name-asian="Kozuka Gothic Pr6N L" style:font-weight-asian="bold" style:font-name-complex="Open Sans"/>
    </style:style>
    <style:style style:name="T308" style:family="text">
      <style:text-properties style:use-window-font-color="true" loext:opacity="0%" style:text-underline-style="none" fo:font-weight="bold" officeooo:rsid="006d4ce2" style:font-name-asian="Kozuka Gothic Pr6N L" style:font-weight-asian="bold" style:font-name-complex="Open Sans"/>
    </style:style>
    <style:style style:name="T309" style:family="text">
      <style:text-properties style:use-window-font-color="true" loext:opacity="0%" style:text-underline-style="none" fo:font-weight="normal" officeooo:rsid="006d4ce2" style:font-name-asian="Kozuka Gothic Pr6N L" style:font-weight-asian="normal" style:font-name-complex="Open Sans" style:font-weight-complex="normal"/>
    </style:style>
    <style:style style:name="T310" style:family="text">
      <style:text-properties style:use-window-font-color="true" loext:opacity="0%" style:text-underline-style="none" fo:font-weight="normal" officeooo:rsid="0071b230" style:font-name-asian="Kozuka Gothic Pr6N L" style:font-weight-asian="normal" style:font-name-complex="Open Sans" style:font-weight-complex="normal"/>
    </style:style>
    <style:style style:name="T311" style:family="text">
      <style:text-properties fo:color="#000000" loext:opacity="100%" style:font-name="Liberation Sans Narrow" fo:font-size="10pt" fo:font-style="italic" style:text-underline-style="none" officeooo:rsid="08834989" style:text-underline-mode="continuous" style:text-overline-mode="continuous" style:text-line-through-mode="continuous" style:font-name-asian="Kozuka Gothic Pr6N L" style:font-size-asian="10pt" style:font-style-asian="italic" style:font-name-complex="Open Sans" style:font-size-complex="10pt" style:font-style-complex="italic"/>
    </style:style>
    <style:style style:name="T312" style:family="text">
      <style:text-properties fo:color="#000000" loext:opacity="100%" style:font-name="Liberation Sans Narrow" fo:font-size="10pt" fo:font-style="italic" style:text-underline-style="none" officeooo:rsid="0853a090" style:text-underline-mode="continuous" style:text-overline-mode="continuous" style:text-line-through-mode="continuous" style:font-name-asian="Kozuka Gothic Pr6N L" style:font-size-asian="10pt" style:font-style-asian="italic" style:font-name-complex="Open Sans" style:font-size-complex="10pt" style:font-style-complex="italic"/>
    </style:style>
    <style:style style:name="T313" style:family="text">
      <style:text-properties fo:color="#000000" loext:opacity="100%" style:font-name="Liberation Sans Narrow" fo:font-size="10pt" fo:font-style="italic" style:text-underline-style="none" officeooo:rsid="088c220b" style:font-name-asian="Kozuka Gothic Pr6N L" style:font-size-asian="10pt" style:font-style-asian="italic" style:font-name-complex="Open Sans" style:font-size-complex="10pt" style:font-style-complex="italic"/>
    </style:style>
    <style:style style:name="T314" style:family="text">
      <style:text-properties fo:color="#000000" loext:opacity="100%" style:font-name="Liberation Sans Narrow" fo:font-size="10pt" fo:font-style="italic" style:text-underline-style="none" officeooo:rsid="08879d99" style:font-name-asian="Kozuka Gothic Pr6N L" style:font-size-asian="10pt" style:font-style-asian="italic" style:font-name-complex="Open Sans" style:font-size-complex="10pt" style:font-style-complex="italic"/>
    </style:style>
    <style:style style:name="T315" style:family="text">
      <style:text-properties fo:color="#000000" loext:opacity="100%" style:font-name="Liberation Sans Narrow" fo:font-size="10pt" style:text-underline-style="none" officeooo:rsid="088c220b" style:font-name-asian="Kozuka Gothic Pr6N L" style:font-size-asian="10pt" style:font-name-complex="Open Sans" style:font-size-complex="10pt"/>
    </style:style>
    <text:list-style style:name="L1">
      <text:list-level-style-bullet text:level="1" text:style-name="WW_5f_CharLFO18LVL1" text:bullet-char="–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OpenSymbol"/>
      </text:list-level-style-bullet>
      <text:list-level-style-bullet text:level="2" text:style-name="WW_5f_CharLFO18LVL2" text:bullet-char="◦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3" text:style-name="WW_5f_CharLFO18LVL3" text:bullet-char="▪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4" text:style-name="WW_5f_CharLFO18LVL4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5" text:style-name="WW_5f_CharLFO18LVL5" text:bullet-char="◦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6" text:style-name="WW_5f_CharLFO18LVL6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7" text:style-name="WW_5f_CharLFO18LVL7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8" text:style-name="WW_5f_CharLFO18LVL8" text:bullet-char="◦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9" text:style-name="WW_5f_CharLFO18LVL9" text:bullet-char="▪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Mckenna Cisler</text:p>
      <text:p text:style-name="P27"><text:span text:style-name="T5">Software </text:span><text:span text:style-name="T6">| </text:span><text:span text:style-name="T5">Embedded </text:span><text:span text:style-name="T6">| </text:span><text:span text:style-name="T5">Robotics</text:span>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3" office:value-type="string">
            <text:p text:style-name="P13"><text:a xlink:type="simple" xlink:href="http://mcisler.com/" text:style-name="Internet_20_link" text:visited-style-name="Visited_20_Internet_20_Link"><text:span text:style-name="T307">mcisler.co</text:span></text:a><text:a xlink:type="simple" xlink:href="http://mcisler.com/" text:style-name="Internet_20_link" text:visited-style-name="Visited_20_Internet_20_Link"><text:span text:style-name="T308">m</text:span></text:a><text:span text:style-name="T307"> </text:span><text:span text:style-name="T309">(</text:span><text:span text:style-name="T310">see for </text:span><text:span text:style-name="T306">project links</text:span><text:span text:style-name="T309">)</text:span></text:p>
            <text:p text:style-name="P2"><text:a xlink:type="simple" xlink:href="http://linkedin.com/in/mckenna-cisler" text:style-name="Internet_20_link" text:visited-style-name="Visited_20_Internet_20_Link"><text:span text:style-name="Default_20_Paragraph_20_Font"><text:span text:style-name="T304">linkedin.com/in/</text:span></text:span></text:a><text:a xlink:type="simple" xlink:href="http://linkedin.com/in/mckenna-cisler" text:style-name="Internet_20_link" text:visited-style-name="Visited_20_Internet_20_Link"><text:span text:style-name="Default_20_Paragraph_20_Font"><text:span text:style-name="T305">mckenna-cisler</text:span></text:span></text:a></text:p>
            <text:p text:style-name="P2"><text:a xlink:type="simple" xlink:href="http://github.com/MckennaCisler" text:style-name="Internet_20_link" text:visited-style-name="Visited_20_Internet_20_Link"><text:span text:style-name="Default_20_Paragraph_20_Font"><text:span text:style-name="T304">github.com/</text:span></text:span></text:a><text:a xlink:type="simple" xlink:href="http://github.com/MckennaCisler" text:style-name="Internet_20_link" text:visited-style-name="Visited_20_Internet_20_Link"><text:span text:style-name="Default_20_Paragraph_20_Font"><text:span text:style-name="T305">MckennaCisler</text:span></text:span></text:a></text:p>
          </table:table-cell>
          <table:covered-table-cell/>
          <table:covered-table-cell/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4">492 Birches Road, Sugar Hill, NH</text:p>
            <text:p text:style-name="P17">mckennacisler@gmail.com</text:p>
            <text:p text:style-name="P16"><text:s/>(603) 991-2470</text:p>
          </table:table-cell>
        </table:table-row>
        <table:table-row>
          <table:table-cell table:style-name="Table1.A2" table:number-columns-spanned="5" office:value-type="string">
            <text:p text:style-name="P18">EDUC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8"/>
          </table:table-cell>
          <table:table-cell table:style-name="Table1.A3" table:number-columns-spanned="4" office:value-type="string">
            <text:p text:style-name="P5"><text:span text:style-name="Default_20_Paragraph_20_Font"><text:span text:style-name="T50">B.S. Computer Science </text:span></text:span><text:span text:style-name="Default_20_Paragraph_20_Font"><text:span text:style-name="T51">&amp; </text:span></text:span><text:span text:style-name="Default_20_Paragraph_20_Font"><text:span text:style-name="T52">B.A. Engineering, </text:span></text:span><text:span text:style-name="Default_20_Paragraph_20_Font"><text:span text:style-name="T63">Brown University, </text:span></text:span><text:span text:style-name="Default_20_Paragraph_20_Font"><text:span text:style-name="T78">Providence, RI</text:span></text:span><text:span text:style-name="Default_20_Paragraph_20_Font"><text:span text:style-name="T77"><text:tab/></text:span></text:span><text:span text:style-name="Default_20_Paragraph_20_Font"><text:span text:style-name="T88">GPA: </text:span></text:span><text:span text:style-name="Default_20_Paragraph_20_Font"><text:span text:style-name="T127">3.</text:span></text:span><text:span text:style-name="Default_20_Paragraph_20_Font"><text:span text:style-name="T128">8</text:span></text:span><text:span text:style-name="Default_20_Paragraph_20_Font"><text:span text:style-name="T129">8</text:span></text:span><text:span text:style-name="Default_20_Paragraph_20_Font"><text:span text:style-name="T87"> </text:span></text:span><text:span text:style-name="Default_20_Paragraph_20_Font"><text:span text:style-name="T127">/ 4.0</text:span></text:span><text:span text:style-name="Default_20_Paragraph_20_Font"><text:span text:style-name="T67"><text:tab/> <text:s text:c="11"/></text:span></text:span><text:span text:style-name="Default_20_Paragraph_20_Font"><text:span text:style-name="T89">S</text:span></text:span><text:span text:style-name="Default_20_Paragraph_20_Font"><text:span text:style-name="T87">ep 2016 — May 2020</text:span></text:span></text:p>
            <text:p text:style-name="P7"><text:span text:style-name="T58">Courses</text:span><text:span text:style-name="T59">: </text:span><text:span text:style-name="T294">Operating Systems, </text:span><text:span text:style-name="T296">Algorithms, </text:span><text:span text:style-name="T294">Machine Learning, Distributed Systems, </text:span><text:span text:style-name="T302">Computer </text:span><text:span text:style-name="T299">Networks, </text:span><text:span text:style-name="T298">Collaborative Robotics, </text:span><text:span text:style-name="T293">Digital Electronics Design</text:span><text:span text:style-name="T294">, </text:span><text:span text:style-name="T298">Design of Computing Systems</text:span><text:span text:style-name="T295">, </text:span><text:span text:style-name="T297">Signals &amp; Systems, </text:span><text:span text:style-name="T299">A</text:span><text:span text:style-name="T300">dv</text:span><text:span text:style-name="T301">anced</text:span><text:span text:style-name="T299"> Digital Design, </text:span><text:span text:style-name="T303">Control Systems, Communication Systems</text:span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8"><text:span text:style-name="T1">TECHNICAL</text:span> EXPERIENC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8"/>
          </table:table-cell>
          <table:table-cell table:style-name="Table1.A5" table:number-columns-spanned="4" office:value-type="string">
            <text:p text:style-name="P23"><text:span text:style-name="T60">S</text:span><text:span text:style-name="T50">oftware Engineer, </text:span><text:span text:style-name="T66">SpaceX, </text:span><text:span text:style-name="T80">Redmond, WA<text:tab/><text:tab/><text:tab/><text:tab/><text:tab/><text:tab/><text:tab/> <text:s text:c="11"/></text:span><text:span text:style-name="T91">Sep 2020 </text:span><text:span text:style-name="Default_20_Paragraph_20_Font"><text:span text:style-name="T92">— </text:span></text:span><text:span text:style-name="Default_20_Paragraph_20_Font"><text:span text:style-name="T94">Present</text:span></text:span></text:p>
            <text:list xml:id="list3227015364" text:style-name="WWNum12">
              <text:list-item>
                <text:p text:style-name="P47"><text:span text:style-name="T123">W</text:span><text:span text:style-name="T113">orking on flight software for Starlink internet </text:span><text:span text:style-name="T126">satellites.</text:span></text:p>
              </text:list-item>
            </text:list>
            <text:p text:style-name="P46"/>
            <text:p text:style-name="P8"><text:span text:style-name="T61">Graduate </text:span><text:span text:style-name="T60">Flight Software Intern, </text:span><text:span text:style-name="T65">NASA Jet Propulsion Laboratory</text:span><text:span text:style-name="T60">, </text:span><text:span text:style-name="T79">Pasadena, CA <text:tab/><text:tab/><text:tab/> <text:s text:c="11"/></text:span><text:span text:style-name="T90">Jun 2020 </text:span><text:span text:style-name="Default_20_Paragraph_20_Font"><text:span text:style-name="T92">— </text:span></text:span><text:span text:style-name="Default_20_Paragraph_20_Font"><text:span text:style-name="T93">Aug 2020</text:span></text:span></text:p>
            <text:list xml:id="list125629649525034" text:continue-numbering="true" text:style-name="WWNum12">
              <text:list-item>
                <text:p text:style-name="P48"><text:span text:style-name="T122">Developed</text:span><text:span text:style-name="T123"> flight software module </text:span><text:span text:style-name="T124">in </text:span><text:span text:style-name="T100">C</text:span><text:span text:style-name="T124"> </text:span><text:span text:style-name="T123">for Psyche mission </text:span><text:span text:style-name="T125">to a metal asteroid</text:span><text:span text:style-name="T123">.</text:span></text:p>
              </text:list-item>
            </text:list>
            <text:p text:style-name="P21"/>
            <text:p text:style-name="P10"><text:span text:style-name="T130">Avionics Intern, </text:span><text:span text:style-name="T69">Boom Supersonic, </text:span><text:span text:style-name="T71">Denver, CO<text:tab/><text:tab/><text:tab/><text:tab/><text:tab/><text:tab/> <text:s text:c="11"/></text:span><text:span text:style-name="T130">May 2019 </text:span><text:span text:style-name="Default_20_Paragraph_20_Font"><text:span text:style-name="T95">—</text:span></text:span><text:span text:style-name="T130"> Aug 2019</text:span></text:p>
            <text:list xml:id="list125629493457378" text:continue-numbering="true" text:style-name="WWNum12">
              <text:list-item>
                <text:p text:style-name="P50"><text:span text:style-name="T4">$141M </text:span><text:span text:style-name="T2">Series B supersonic airliner startup developing </text:span><text:span text:style-name="T3">single-seater </text:span><text:span text:style-name="T2">Mach 2.2 demonstrator aircraft.</text:span></text:p>
              </text:list-item>
              <text:list-item>
                <text:p text:style-name="P49"><text:span text:style-name="T285">Led clean-sheet design of mission-critical aircraft-tracking telemetry ground station, including requirement definition, </text:span><text:span text:style-name="T286">c</text:span><text:span text:style-name="T285">ritical </text:span><text:span text:style-name="T286">d</text:span><text:span text:style-name="T285">esign </text:span><text:span text:style-name="T286">r</text:span><text:span text:style-name="T285">eview, component integration, and </text:span><text:span text:style-name="T189">C++</text:span><text:span text:style-name="T285"> controller &amp; user interface, </text:span><text:span text:style-name="T286">for 5%</text:span><text:span text:style-name="T287"> </text:span><text:span text:style-name="T286">of </text:span><text:span text:style-name="T288">the </text:span><text:span text:style-name="T289">cost of </text:span><text:span text:style-name="T290">the </text:span><text:span text:style-name="T285">commercial alternativ</text:span><text:span text:style-name="T289">e</text:span><text:span text:style-name="T285">.</text:span></text:p>
              </text:list-item>
              <text:list-item>
                <text:p text:style-name="P49"><text:span text:style-name="T285">Developed a software tool to a</text:span><text:span text:style-name="T291">utomate</text:span><text:span text:style-name="T285"> requirement verification based on software unit test results. Will be used to enable rapid flight software deployment during flight testing </text:span><text:span text:style-name="T292">(</text:span><text:span text:style-name="T190">Python</text:span><text:span text:style-name="T284">, </text:span><text:span text:style-name="T190">C++</text:span><text:span text:style-name="T284">).</text:span></text:p>
              </text:list-item>
            </text:list>
            <text:p text:style-name="P20"/>
            <text:p text:style-name="P9"><text:span text:style-name="T130">Software Engineering Intern, </text:span><text:span text:style-name="T69">The MITRE Corporation, </text:span><text:span text:style-name="T81">Bedford, MA<text:tab/><text:tab/><text:tab/><text:tab/> <text:s text:c="11"/></text:span><text:span text:style-name="T95">Jun 2018 </text:span><text:span text:style-name="Default_20_Paragraph_20_Font"><text:span text:style-name="T95">— Aug 2018</text:span></text:span></text:p>
            <text:list xml:id="list125630383773061" text:continue-numbering="true" text:style-name="WWNum12">
              <text:list-item>
                <text:p text:style-name="P28"><text:span text:style-name="Default_20_Paragraph_20_Font"><text:span text:style-name="T98">Built </text:span></text:span><text:span text:style-name="Default_20_Paragraph_20_Font"><text:span text:style-name="T99">Android</text:span></text:span><text:span text:style-name="Default_20_Paragraph_20_Font"><text:span text:style-name="T101"> app </text:span></text:span><text:span text:style-name="Default_20_Paragraph_20_Font"><text:span text:style-name="T110">using </text:span></text:span><text:span text:style-name="Default_20_Paragraph_20_Font"><text:span text:style-name="T104">UI automation </text:span></text:span><text:span text:style-name="Default_20_Paragraph_20_Font"><text:span text:style-name="T102">to automate radio </text:span></text:span><text:span text:style-name="Default_20_Paragraph_20_Font"><text:span text:style-name="T103">and power consumption </text:span></text:span><text:span text:style-name="Default_20_Paragraph_20_Font"><text:span text:style-name="T102">testing. </text:span></text:span><text:span text:style-name="Default_20_Paragraph_20_Font"><text:span text:style-name="T105">I</text:span></text:span><text:span text:style-name="Default_20_Paragraph_20_Font"><text:span text:style-name="T106">ntegrated </text:span></text:span><text:span text:style-name="Default_20_Paragraph_20_Font"><text:span text:style-name="T109">with</text:span></text:span><text:span text:style-name="Default_20_Paragraph_20_Font"><text:span text:style-name="T106"> existing </text:span></text:span><text:span text:style-name="Default_20_Paragraph_20_Font"><text:span text:style-name="T108">test</text:span></text:span><text:span text:style-name="Default_20_Paragraph_20_Font"><text:span text:style-name="T111"> </text:span></text:span><text:span text:style-name="Default_20_Paragraph_20_Font"><text:span text:style-name="T107">i</text:span></text:span><text:span text:style-name="Default_20_Paragraph_20_Font"><text:span text:style-name="T112">nfrastructure</text:span></text:span><text:span text:style-name="Default_20_Paragraph_20_Font"><text:span text:style-name="T107">.</text:span></text:span></text:p>
              </text:list-item>
              <text:list-item>
                <text:p text:style-name="P29"><text:span text:style-name="Default_20_Paragraph_20_Font"><text:span text:style-name="T115">Enabled </text:span></text:span><text:span text:style-name="Default_20_Paragraph_20_Font"><text:span text:style-name="T116">execution of </text:span></text:span><text:span text:style-name="Default_20_Paragraph_20_Font"><text:span text:style-name="T114">a 2</text:span></text:span><text:span text:style-name="Default_20_Paragraph_20_Font"><text:span text:style-name="T117">5</text:span></text:span><text:span text:style-name="Default_20_Paragraph_20_Font"><text:span text:style-name="T114">0-node radio test </text:span></text:span><text:span text:style-name="Default_20_Paragraph_20_Font"><text:span text:style-name="T118">by eliminating the need for</text:span></text:span><text:span text:style-name="Default_20_Paragraph_20_Font"><text:span text:style-name="T119"> human </text:span></text:span><text:span text:style-name="Default_20_Paragraph_20_Font"><text:span text:style-name="T120">participants </text:span></text:span><text:span text:style-name="Default_20_Paragraph_20_Font"><text:span text:style-name="T121">to operate individual phones</text:span></text:span><text:span text:style-name="Default_20_Paragraph_20_Font"><text:span text:style-name="T114">.</text:span></text:span></text:p>
              </text:list-item>
            </text:list>
            <text:p text:style-name="P19"/>
            <text:p text:style-name="P3"><text:span text:style-name="T53">Technical Lead / Flight Software </text:span><text:span text:style-name="T54">Engineer, </text:span><text:span text:style-name="Default_20_Paragraph_20_Font"><text:span text:style-name="T62">Brown Space Engineering, </text:span></text:span><text:span text:style-name="Default_20_Paragraph_20_Font"><text:span text:style-name="T76">Brown University<text:tab/><text:tab/> <text:s text:c="11"/></text:span></text:span><text:span text:style-name="Default_20_Paragraph_20_Font"><text:span text:style-name="T55">Sep 2016 — </text:span></text:span><text:span text:style-name="Default_20_Paragraph_20_Font"><text:span text:style-name="T56">May 2020</text:span></text:span></text:p>
            <text:list xml:id="list2288196452" text:style-name="WWNum11">
              <text:list-item>
                <text:p text:style-name="P36"><text:span text:style-name="T280">L</text:span><text:span text:style-name="T279">ed</text:span><text:span text:style-name="T257"> </text:span><text:span text:style-name="T276">all </text:span><text:span text:style-name="T234">technical projects </text:span><text:span text:style-name="T280">as co-president of</text:span><text:span text:style-name="T235"> 7</text:span><text:span text:style-name="T236">5</text:span><text:span text:style-name="T237">+</text:span><text:span text:style-name="T235"> </text:span><text:span text:style-name="T238">student </text:span><text:span text:style-name="T239">team </text:span><text:span text:style-name="T242">w</text:span><text:span text:style-name="T249">hich designs </text:span><text:span text:style-name="T262">and fl</text:span><text:span text:style-name="T263">ies</text:span><text:span text:style-name="T251"> </text:span><text:span text:style-name="T258">open-source </text:span><text:span text:style-name="T242">CubeSat</text:span><text:span text:style-name="T250">s from scratch</text:span><text:span text:style-name="T243">. </text:span></text:p>
              </text:list-item>
              <text:list-item>
                <text:p text:style-name="P37"><text:span text:style-name="T275">Led</text:span><text:span text:style-name="T260"> preliminary design and </text:span><text:span text:style-name="T268">w</text:span><text:span text:style-name="T271">riting</text:span><text:span text:style-name="T270"> </text:span><text:span text:style-name="T268">of </text:span><text:span text:style-name="T269">a </text:span><text:span text:style-name="T277">NASA </text:span><text:span text:style-name="T264">launch </text:span><text:span text:style-name="T265">grant </text:span><text:span text:style-name="T264">application </text:span><text:span text:style-name="T260">for </text:span><text:span text:style-name="T266">the </text:span><text:span text:style-name="T267">team’s </text:span><text:span text:style-name="T259">next</text:span><text:span text:style-name="T260"> satellite.</text:span></text:p>
              </text:list-item>
              <text:list-item>
                <text:p text:style-name="P38"><text:span text:style-name="T278">Worked</text:span><text:span text:style-name="T244"> </text:span><text:span text:style-name="T245">on flight</text:span><text:span text:style-name="T273"> &amp; </text:span><text:span text:style-name="T255">ground </text:span><text:span text:style-name="T245">software,</text:span><text:span text:style-name="T252"> </text:span><text:span text:style-name="T254">R</text:span><text:span text:style-name="T256">F</text:span><text:span text:style-name="T253"> s</text:span><text:span text:style-name="T256">ystems</text:span><text:span text:style-name="T253">, and</text:span><text:span text:style-name="T245"> </text:span><text:span text:style-name="T246">telemetry analysis for</text:span><text:span text:style-name="T245"> EQUiSat </text:span><text:span text:style-name="T247">CubeSat </text:span><text:span text:style-name="T274">launched</text:span><text:span text:style-name="T247"> in </text:span><text:span text:style-name="T248">July</text:span><text:span text:style-name="T247"> 2018 </text:span><text:span text:style-name="T272">(still </text:span><text:span text:style-name="T273">operating</text:span><text:span text:style-name="T272">)</text:span><text:span text:style-name="T247">.</text:span></text:p>
              </text:list-item>
              <text:list-item>
                <text:p text:style-name="P39"><text:span text:style-name="Default_20_Paragraph_20_Font"><text:span text:style-name="T8">Designed </text:span></text:span><text:span text:style-name="Default_20_Paragraph_20_Font"><text:span text:style-name="T158">RTOS</text:span></text:span><text:span text:style-name="Default_20_Paragraph_20_Font"><text:span text:style-name="T240">-</text:span></text:span><text:span text:style-name="Default_20_Paragraph_20_Font"><text:span text:style-name="T241">based</text:span></text:span><text:span text:style-name="Default_20_Paragraph_20_Font"><text:span text:style-name="T9"> </text:span></text:span><text:span text:style-name="Default_20_Paragraph_20_Font"><text:span text:style-name="T40">satellite </text:span></text:span><text:span text:style-name="Default_20_Paragraph_20_Font"><text:span text:style-name="T41">OS </text:span></text:span><text:span text:style-name="Default_20_Paragraph_20_Font"><text:span text:style-name="T9">c</text:span></text:span><text:span text:style-name="Default_20_Paragraph_20_Font"><text:span text:style-name="T44">omponents</text:span></text:span><text:span text:style-name="Default_20_Paragraph_20_Font"><text:span text:style-name="T9"> in </text:span></text:span><text:span text:style-name="Default_20_Paragraph_20_Font"><text:span text:style-name="T158">C</text:span></text:span><text:span text:style-name="Default_20_Paragraph_20_Font"><text:span text:style-name="T9"> </text:span></text:span><text:span text:style-name="Default_20_Paragraph_20_Font"><text:span text:style-name="T38">which </text:span></text:span><text:span text:style-name="Default_20_Paragraph_20_Font"><text:span text:style-name="T39">have </text:span></text:span><text:span text:style-name="Default_20_Paragraph_20_Font"><text:span text:style-name="T38">operated continuously in space for &gt; </text:span></text:span><text:span text:style-name="Default_20_Paragraph_20_Font"><text:span text:style-name="T49">2</text:span></text:span><text:span text:style-name="Default_20_Paragraph_20_Font"><text:span text:style-name="T38"> year</text:span></text:span><text:span text:style-name="Default_20_Paragraph_20_Font"><text:span text:style-name="T49">s</text:span></text:span><text:span text:style-name="Default_20_Paragraph_20_Font"><text:span text:style-name="T38">, </text:span></text:span><text:span text:style-name="Default_20_Paragraph_20_Font"><text:span text:style-name="T42">including</text:span></text:span><text:span text:style-name="Default_20_Paragraph_20_Font"><text:span text:style-name="T9"> </text:span></text:span><text:span text:style-name="Default_20_Paragraph_20_Font"><text:span text:style-name="T46">critical </text:span></text:span><text:span text:style-name="Default_20_Paragraph_20_Font"><text:span text:style-name="T9">control </text:span></text:span><text:span text:style-name="Default_20_Paragraph_20_Font"><text:span text:style-name="T45">logic</text:span></text:span><text:span text:style-name="Default_20_Paragraph_20_Font"><text:span text:style-name="T9">, </text:span></text:span><text:span text:style-name="Default_20_Paragraph_20_Font"><text:span text:style-name="T35">data transmission,</text:span></text:span><text:span text:style-name="Default_20_Paragraph_20_Font"><text:span text:style-name="T34"> </text:span></text:span><text:span text:style-name="Default_20_Paragraph_20_Font"><text:span text:style-name="T10">h</text:span></text:span><text:span text:style-name="Default_20_Paragraph_20_Font"><text:span text:style-name="T33">ardware interfacing, </text:span></text:span><text:span text:style-name="Default_20_Paragraph_20_Font"><text:span text:style-name="T43">and </text:span></text:span><text:span text:style-name="T131">b</text:span><text:span text:style-name="T130">ootloader to </text:span><text:span text:style-name="T132">correct</text:span><text:span text:style-name="T130"> program memory </text:span><text:span text:style-name="T133">from</text:span><text:span text:style-name="T130"> </text:span><text:span text:style-name="T134">radiation</text:span><text:span text:style-name="T130">-safe </text:span><text:span text:style-name="T135">backup</text:span><text:span text:style-name="T130">.</text:span></text:p>
              </text:list-item>
            </text:list>
            <text:p text:style-name="P15"/>
            <text:p text:style-name="P4"><text:span text:style-name="T50">Robotics Technician, </text:span><text:span text:style-name="Default_20_Paragraph_20_Font"><text:span text:style-name="T62">Humanity-Centered Robotics Initiative, </text:span></text:span><text:span text:style-name="Default_20_Paragraph_20_Font"><text:span text:style-name="T76">Brown University<text:tab/></text:span></text:span><text:span text:style-name="Default_20_Paragraph_20_Font"><text:span text:style-name="T64"><text:tab/><text:tab/> <text:s text:c="11"/></text:span></text:span><text:span text:style-name="Default_20_Paragraph_20_Font"><text:span text:style-name="T50">Sep 2016 — </text:span></text:span><text:span text:style-name="Default_20_Paragraph_20_Font"><text:span text:style-name="T57">Dec 2018</text:span></text:span></text:p>
            <text:list xml:id="list125629347980812" text:continue-list="list125630383773061" text:style-name="WWNum12">
              <text:list-item>
                <text:p text:style-name="P30"><text:span text:style-name="Default_20_Paragraph_20_Font"><text:span text:style-name="T136">L</text:span></text:span><text:span text:style-name="Default_20_Paragraph_20_Font"><text:span text:style-name="T155">ed </text:span></text:span><text:span text:style-name="Default_20_Paragraph_20_Font"><text:span text:style-name="T157">clean-sheet </text:span></text:span><text:span text:style-name="Default_20_Paragraph_20_Font"><text:span text:style-name="T155">design and c</text:span></text:span><text:span text:style-name="Default_20_Paragraph_20_Font"><text:span text:style-name="T156">onstruction</text:span></text:span><text:span text:style-name="Default_20_Paragraph_20_Font"><text:span text:style-name="T155"> of</text:span></text:span><text:span text:style-name="Default_20_Paragraph_20_Font"><text:span text:style-name="T137"> h</text:span></text:span><text:span text:style-name="Default_20_Paragraph_20_Font"><text:span text:style-name="T138">ardware </text:span></text:span><text:span text:style-name="Default_20_Paragraph_20_Font"><text:span text:style-name="T139">and</text:span></text:span><text:span text:style-name="Default_20_Paragraph_20_Font"><text:span text:style-name="T140"> </text:span></text:span><text:span text:style-name="Default_20_Paragraph_20_Font"><text:span text:style-name="T138">software</text:span></text:span><text:span text:style-name="Default_20_Paragraph_20_Font"><text:span text:style-name="T141"> </text:span></text:span><text:span text:style-name="Default_20_Paragraph_20_Font"><text:span text:style-name="T142">for</text:span></text:span><text:span text:style-name="Default_20_Paragraph_20_Font"><text:span text:style-name="T143"> </text:span></text:span><text:span text:style-name="Default_20_Paragraph_20_Font"><text:span text:style-name="T144">“</text:span></text:span><text:span text:style-name="Default_20_Paragraph_20_Font"><text:span text:style-name="T145">Walkerbot” elderly </text:span></text:span><text:span text:style-name="Default_20_Paragraph_20_Font"><text:span text:style-name="T146">assistive</text:span></text:span><text:span text:style-name="Default_20_Paragraph_20_Font"><text:span text:style-name="T145"> robot </text:span></text:span><text:span text:style-name="Default_20_Paragraph_20_Font"><text:span text:style-name="T146">(</text:span></text:span><text:span text:style-name="Default_20_Paragraph_20_Font"><text:span text:style-name="T168">C++</text:span></text:span><text:span text:style-name="Default_20_Paragraph_20_Font"><text:span text:style-name="T191">, </text:span></text:span><text:span text:style-name="Default_20_Paragraph_20_Font"><text:span text:style-name="T168">ROS</text:span></text:span><text:span text:style-name="Default_20_Paragraph_20_Font"><text:span text:style-name="T191">).</text:span></text:span></text:p>
              </text:list-item>
              <text:list-item>
                <text:p text:style-name="P31"><text:span text:style-name="Default_20_Paragraph_20_Font"><text:span text:style-name="T147">Built a</text:span></text:span><text:span text:style-name="Default_20_Paragraph_20_Font"><text:span text:style-name="T148">nalytics </text:span></text:span><text:span text:style-name="Default_20_Paragraph_20_Font"><text:span text:style-name="T149">logging</text:span></text:span><text:span text:style-name="Default_20_Paragraph_20_Font"><text:span text:style-name="T148"> API and database for </text:span></text:span><text:span text:style-name="Default_20_Paragraph_20_Font"><text:span text:style-name="T150">studying </text:span></text:span><text:span text:style-name="Default_20_Paragraph_20_Font"><text:span text:style-name="T151">user interaction </text:span></text:span><text:span text:style-name="Default_20_Paragraph_20_Font"><text:span text:style-name="T152">with a</text:span></text:span><text:span text:style-name="Default_20_Paragraph_20_Font"><text:span text:style-name="T153">n</text:span></text:span><text:span text:style-name="Default_20_Paragraph_20_Font"><text:span text:style-name="T152"> assistive </text:span></text:span><text:span text:style-name="Default_20_Paragraph_20_Font"><text:span text:style-name="T153">toy </text:span></text:span><text:span text:style-name="Default_20_Paragraph_20_Font"><text:span text:style-name="T154">(</text:span></text:span><text:span text:style-name="Default_20_Paragraph_20_Font"><text:span text:style-name="T169">Node</text:span></text:span><text:span text:style-name="Default_20_Paragraph_20_Font"><text:span text:style-name="T192">, </text:span></text:span><text:span text:style-name="Default_20_Paragraph_20_Font"><text:span text:style-name="T173">C#</text:span></text:span><text:span text:style-name="Default_20_Paragraph_20_Font"><text:span text:style-name="T204">, </text:span></text:span><text:span text:style-name="Default_20_Paragraph_20_Font"><text:span text:style-name="T170">MongoDB</text:span></text:span><text:span text:style-name="Default_20_Paragraph_20_Font"><text:span text:style-name="T205">).</text:span></text:span></text:p>
              </text:list-item>
              <text:list-item>
                <text:p text:style-name="P32"><text:span text:style-name="Default_20_Paragraph_20_Font"><text:span text:style-name="T193">Prototype</text:span></text:span><text:span text:style-name="Default_20_Paragraph_20_Font"><text:span text:style-name="T194">d</text:span></text:span><text:span text:style-name="Default_20_Paragraph_20_Font"><text:span text:style-name="T195"> </text:span></text:span><text:span text:style-name="Default_20_Paragraph_20_Font"><text:span text:style-name="T196">u</text:span></text:span><text:span text:style-name="Default_20_Paragraph_20_Font"><text:span text:style-name="T197">ltrasonic </text:span></text:span><text:span text:style-name="Default_20_Paragraph_20_Font"><text:span text:style-name="T198">localization</text:span></text:span><text:span text:style-name="Default_20_Paragraph_20_Font"><text:span text:style-name="T199"> </text:span></text:span><text:span text:style-name="Default_20_Paragraph_20_Font"><text:span text:style-name="T200">syste</text:span></text:span><text:span text:style-name="Default_20_Paragraph_20_Font"><text:span text:style-name="T201">m </text:span></text:span><text:span text:style-name="Default_20_Paragraph_20_Font"><text:span text:style-name="T202">to help</text:span></text:span><text:span text:style-name="Default_20_Paragraph_20_Font"><text:span text:style-name="T197"> the elderly </text:span></text:span><text:span text:style-name="Default_20_Paragraph_20_Font"><text:span text:style-name="T203">find</text:span></text:span><text:span text:style-name="Default_20_Paragraph_20_Font"><text:span text:style-name="T197"> household objects (</text:span></text:span><text:span text:style-name="Default_20_Paragraph_20_Font"><text:span text:style-name="T171">A</text:span></text:span><text:span text:style-name="Default_20_Paragraph_20_Font"><text:span text:style-name="T174">tmel </text:span></text:span><text:span text:style-name="Default_20_Paragraph_20_Font"><text:span text:style-name="T175">MCU</text:span></text:span><text:span text:style-name="Default_20_Paragraph_20_Font"><text:span text:style-name="T197">, </text:span></text:span><text:span text:style-name="Default_20_Paragraph_20_Font"><text:span text:style-name="T172">Node</text:span></text:span><text:span text:style-name="Default_20_Paragraph_20_Font"><text:span text:style-name="T197">).</text:span></text:span></text:p>
              </text:list-item>
              <text:list-item>
                <text:p text:style-name="P33"><text:span text:style-name="Default_20_Paragraph_20_Font"><text:span text:style-name="T11">Designed t</text:span></text:span><text:span text:style-name="Default_20_Paragraph_20_Font"><text:span text:style-name="T7">rash can monitoring system for Brown Facilities Department</text:span></text:span><text:span text:style-name="Default_20_Paragraph_20_Font"><text:span text:style-name="T12">; ran successful trials (</text:span></text:span><text:span text:style-name="Default_20_Paragraph_20_Font"><text:span text:style-name="T177">Node</text:span></text:span><text:span text:style-name="Default_20_Paragraph_20_Font"><text:span text:style-name="T207">).</text:span></text:span></text:p>
                <text:p text:style-name="P34"><text:span text:style-name="Default_20_Paragraph_20_Font"><text:span text:style-name="T207"/></text:span></text:p>
              </text:list-item>
            </text:list>
            <text:p text:style-name="P11"><text:span text:style-name="T130">Teaching Assistant</text:span><text:span text:style-name="T70">, </text:span><text:span text:style-name="T72">Brown University</text:span><text:span text:style-name="T73"> CS </text:span><text:span text:style-name="T75">&amp; Engineering </text:span><text:span text:style-name="T74">Department</text:span><text:span text:style-name="T75">s <text:tab/><text:tab/><text:tab/><text:tab/> <text:s text:c="11"/></text:span><text:span text:style-name="T96">Aug 2018 </text:span><text:span text:style-name="Default_20_Paragraph_20_Font"><text:span text:style-name="T96">—</text:span></text:span><text:span text:style-name="T96"> </text:span><text:span text:style-name="Default_20_Paragraph_20_Font"><text:span text:style-name="T97">May 2020</text:span></text:span></text:p>
            <text:list xml:id="list125631323201580" text:continue-numbering="true" text:style-name="WWNum12">
              <text:list-item>
                <text:p text:style-name="P35"><text:span text:style-name="Default_20_Paragraph_20_Font"><text:span text:style-name="T218">Grad</text:span></text:span><text:span text:style-name="Default_20_Paragraph_20_Font"><text:span text:style-name="T219">ed</text:span></text:span><text:span text:style-name="Default_20_Paragraph_20_Font"><text:span text:style-name="T218">, </text:span></text:span><text:span text:style-name="Default_20_Paragraph_20_Font"><text:span text:style-name="T219">held </text:span></text:span><text:span text:style-name="Default_20_Paragraph_20_Font"><text:span text:style-name="T207">office hours, </text:span></text:span><text:span text:style-name="Default_20_Paragraph_20_Font"><text:span text:style-name="T220">and developed </text:span></text:span><text:span text:style-name="Default_20_Paragraph_20_Font"><text:span text:style-name="T208">projects </text:span></text:span><text:span text:style-name="Default_20_Paragraph_20_Font"><text:span text:style-name="T216">for Computer Systems, Digital Electronic</text:span></text:span><text:span text:style-name="Default_20_Paragraph_20_Font"><text:span text:style-name="T222">s</text:span></text:span><text:span text:style-name="Default_20_Paragraph_20_Font"><text:span text:style-name="T216"> </text:span></text:span><text:span text:style-name="Default_20_Paragraph_20_Font"><text:span text:style-name="T221">Design</text:span></text:span><text:span text:style-name="Default_20_Paragraph_20_Font"><text:span text:style-name="T216"> </text:span></text:span><text:span text:style-name="Default_20_Paragraph_20_Font"><text:span text:style-name="T217">&amp;</text:span></text:span><text:span text:style-name="Default_20_Paragraph_20_Font"><text:span text:style-name="T216"> Design of Computing Systems.</text:span>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8">PERSONAL PROJECT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8"/>
          </table:table-cell>
          <table:table-cell table:style-name="Table1.A3" table:number-columns-spanned="4" office:value-type="string">
            <text:list xml:id="list1637350241" text:style-name="L1">
              <text:list-item>
                <text:p text:style-name="P41"><text:span text:style-name="Default_20_Paragraph_20_Font"><text:span text:style-name="T228">Patent-pending a</text:span></text:span><text:span text:style-name="Default_20_Paragraph_20_Font"><text:span text:style-name="T223">ctuated walker for the elderly </text:span></text:span><text:span text:style-name="Default_20_Paragraph_20_Font"><text:span text:style-name="T226">to prevent falls; </text:span></text:span><text:span text:style-name="Default_20_Paragraph_20_Font"><text:span text:style-name="T225">responsible for hardware bringup, </text:span></text:span><text:span text:style-name="Default_20_Paragraph_20_Font"><text:span text:style-name="T227">software architecture, </text:span></text:span><text:span text:style-name="Default_20_Paragraph_20_Font"><text:span text:style-name="T225">and </text:span></text:span><text:span text:style-name="Default_20_Paragraph_20_Font"><text:span text:style-name="T224">control algorithm. </text:span></text:span><text:span text:style-name="Default_20_Paragraph_20_Font"><text:span text:style-name="T83">1st place </text:span></text:span><text:span text:style-name="Default_20_Paragraph_20_Font"><text:span text:style-name="T85">in</text:span></text:span><text:span text:style-name="Default_20_Paragraph_20_Font"><text:span text:style-name="T83"> </text:span></text:span><text:span text:style-name="Default_20_Paragraph_20_Font"><text:span text:style-name="T86">$40K </text:span></text:span><text:span text:style-name="Default_20_Paragraph_20_Font"><text:span text:style-name="T82">Analog Devices Sensor Fusion Challenge, </text:span></text:span><text:span text:style-name="Default_20_Paragraph_20_Font"><text:span text:style-name="T84">Best Hardware Hack at Hack@Brown</text:span></text:span><text:span text:style-name="Default_20_Paragraph_20_Font"><text:span text:style-name="T82">. </text:span></text:span><text:a xlink:type="simple" xlink:href="http://www.jungyeop.com/args" text:style-name="Internet_20_link" text:visited-style-name="Visited_20_Internet_20_Link"><text:span text:style-name="Default_20_Paragraph_20_Font"><text:span text:style-name="T311">www.</text:span></text:span></text:a><text:a xlink:type="simple" xlink:href="http://www.jungyeop.com/args" text:style-name="Internet_20_link" text:visited-style-name="Visited_20_Internet_20_Link"><text:span text:style-name="Default_20_Paragraph_20_Font"><text:span text:style-name="T312">jungyeop.com/args</text:span></text:span></text:a></text:p>
              </text:list-item>
              <text:list-item>
                <text:p text:style-name="P40"><text:span text:style-name="Default_20_Paragraph_20_Font"><text:span text:style-name="T176">Java</text:span></text:span><text:span text:style-name="Default_20_Paragraph_20_Font"><text:span text:style-name="T7"> webapp for </text:span></text:span><text:span text:style-name="Default_20_Paragraph_20_Font"><text:span text:style-name="T36">the</text:span></text:span><text:span text:style-name="Default_20_Paragraph_20_Font"><text:span text:style-name="T7"> Wikipedia </text:span></text:span><text:span text:style-name="Default_20_Paragraph_20_Font"><text:span text:style-name="T37">g</text:span></text:span><text:span text:style-name="Default_20_Paragraph_20_Font"><text:span text:style-name="T7">ame; </text:span></text:span><text:span text:style-name="Default_20_Paragraph_20_Font"><text:span text:style-name="T13">developed</text:span></text:span><text:span text:style-name="Default_20_Paragraph_20_Font"><text:span text:style-name="T7"> </text:span></text:span><text:span text:style-name="Default_20_Paragraph_20_Font"><text:span text:style-name="T48">server API and </text:span></text:span><text:span text:style-name="Default_20_Paragraph_20_Font"><text:span text:style-name="T14">link </text:span></text:span><text:span text:style-name="Default_20_Paragraph_20_Font"><text:span text:style-name="T48">graph </text:span></text:span><text:span text:style-name="Default_20_Paragraph_20_Font"><text:span text:style-name="T14">caching system</text:span></text:span><text:span text:style-name="Default_20_Paragraph_20_Font"><text:span text:style-name="T7">. </text:span></text:span><text:span text:style-name="Default_20_Paragraph_20_Font"><text:span text:style-name="T68">Intro to Software Engineering</text:span></text:span><text:span text:style-name="Default_20_Paragraph_20_Font"><text:span text:style-name="T67"> team project.</text:span></text:span></text:p>
              </text:list-item>
              <text:list-item>
                <text:p text:style-name="P42"><text:span text:style-name="Default_20_Paragraph_20_Font"><text:span text:style-name="T176">Javascript</text:span></text:span><text:span text:style-name="Default_20_Paragraph_20_Font"><text:span text:style-name="T206">-based</text:span></text:span><text:span text:style-name="Default_20_Paragraph_20_Font"><text:span text:style-name="T229"> </text:span></text:span><text:span text:style-name="Default_20_Paragraph_20_Font"><text:span text:style-name="T7">academic citation conversion engine and </text:span></text:span><text:span text:style-name="Default_20_Paragraph_20_Font"><text:span text:style-name="T176">Apache</text:span></text:span><text:span text:style-name="Default_20_Paragraph_20_Font"><text:span text:style-name="T206"> / </text:span></text:span><text:span text:style-name="Default_20_Paragraph_20_Font"><text:span text:style-name="T176">PHP</text:span></text:span><text:span text:style-name="Default_20_Paragraph_20_Font"><text:span text:style-name="T7"> web app</text:span></text:span><text:span text:style-name="Default_20_Paragraph_20_Font"><text:span text:style-name="T47">.</text:span></text:span><text:span text:style-name="Default_20_Paragraph_20_Font"><text:span text:style-name="T7"> </text:span></text:span><text:span text:style-name="Default_20_Paragraph_20_Font"><text:span text:style-name="T15">1000</text:span></text:span><text:span text:style-name="Default_20_Paragraph_20_Font"><text:span text:style-name="T16">+</text:span></text:span><text:span text:style-name="Default_20_Paragraph_20_Font"><text:span text:style-name="T15"> weekly visitors</text:span></text:span><text:span text:style-name="Default_20_Paragraph_20_Font"><text:span text:style-name="T7">. </text:span></text:span><text:a xlink:type="simple" xlink:href="http://www.citationconverter.com/" text:style-name="Internet_20_link" text:visited-style-name="Visited_20_Internet_20_Link"><text:span text:style-name="Default_20_Paragraph_20_Font"><text:span text:style-name="T315">w</text:span></text:span></text:a><text:a xlink:type="simple" xlink:href="http://www.citationconverter.com/" text:style-name="Internet_20_link" text:visited-style-name="Visited_20_Internet_20_Link"><text:span text:style-name="Default_20_Paragraph_20_Font"><text:span text:style-name="T313">ww</text:span></text:span></text:a><text:a xlink:type="simple" xlink:href="http://www.citationconverter.com/" text:style-name="Internet_20_link" text:visited-style-name="Visited_20_Internet_20_Link"><text:span text:style-name="Default_20_Paragraph_20_Font"><text:span text:style-name="T315">.</text:span></text:span></text:a><text:a xlink:type="simple" xlink:href="http://www.citationconverter.com/" text:style-name="Internet_20_link" text:visited-style-name="Visited_20_Internet_20_Link"><text:span text:style-name="Default_20_Paragraph_20_Font"><text:span text:style-name="T314">citationconverter.com</text:span></text:span></text:a></text:p>
              </text:list-item>
              <text:list-item>
                <text:p text:style-name="P43"><text:span text:style-name="Default_20_Paragraph_20_Font"><text:span text:style-name="T17">Q-learning</text:span></text:span><text:span text:style-name="Default_20_Paragraph_20_Font"><text:span text:style-name="T18"> AI for checkers using </text:span></text:span><text:span text:style-name="Default_20_Paragraph_20_Font"><text:span text:style-name="T159">TensorFlow</text:span></text:span><text:span text:style-name="Default_20_Paragraph_20_Font"><text:span text:style-name="T7">. </text:span></text:span><text:span text:style-name="Default_20_Paragraph_20_Font"><text:span text:style-name="T67">Hack@Brown team</text:span></text:span></text:p>
              </text:list-item>
              <text:list-item>
                <text:p text:style-name="P44"><text:span text:style-name="Default_20_Paragraph_20_Font"><text:span text:style-name="T160">Raspberry-Pi</text:span></text:span><text:span text:style-name="Default_20_Paragraph_20_Font"><text:span text:style-name="T233">-based</text:span></text:span><text:span text:style-name="Default_20_Paragraph_20_Font"><text:span text:style-name="T19"> </text:span></text:span><text:span text:style-name="Default_20_Paragraph_20_Font"><text:span text:style-name="T20">DIY </text:span></text:span><text:span text:style-name="Default_20_Paragraph_20_Font"><text:span text:style-name="T19">alarm clock </text:span></text:span><text:span text:style-name="Default_20_Paragraph_20_Font"><text:span text:style-name="T21">with </text:span></text:span><text:span text:style-name="Default_20_Paragraph_20_Font"><text:span text:style-name="T161">Python</text:span></text:span><text:span text:style-name="Default_20_Paragraph_20_Font"><text:span text:style-name="T261"> / </text:span></text:span><text:span text:style-name="Default_20_Paragraph_20_Font"><text:span text:style-name="T162">Javascript</text:span></text:span><text:span text:style-name="Default_20_Paragraph_20_Font"><text:span text:style-name="T22"> web interface.</text:span>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8">SKILL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8"/>
          </table:table-cell>
          <table:table-cell table:style-name="Table1.B9" office:value-type="string">
            <text:p text:style-name="P24">Languages</text:p>
          </table:table-cell>
          <table:table-cell table:style-name="Table1.B9" table:number-columns-spanned="3" office:value-type="string">
            <text:p text:style-name="P25"><text:span text:style-name="Default_20_Paragraph_20_Font"><text:span text:style-name="T209">Strong in </text:span></text:span><text:span text:style-name="Default_20_Paragraph_20_Font"><text:span text:style-name="T178">C</text:span></text:span><text:span text:style-name="Default_20_Paragraph_20_Font"><text:span text:style-name="T210">, </text:span></text:span><text:span text:style-name="Default_20_Paragraph_20_Font"><text:span text:style-name="T179">C++</text:span></text:span><text:span text:style-name="Default_20_Paragraph_20_Font"><text:span text:style-name="T211">, </text:span></text:span><text:span text:style-name="Default_20_Paragraph_20_Font"><text:span text:style-name="T180">Java</text:span></text:span><text:span text:style-name="Default_20_Paragraph_20_Font"><text:span text:style-name="T209">,</text:span></text:span><text:span text:style-name="Default_20_Paragraph_20_Font"><text:span text:style-name="T212"> </text:span></text:span><text:span text:style-name="Default_20_Paragraph_20_Font"><text:span text:style-name="T181">Python</text:span></text:span><text:span text:style-name="Default_20_Paragraph_20_Font"><text:span text:style-name="T209">;</text:span></text:span><text:span text:style-name="Default_20_Paragraph_20_Font"><text:span text:style-name="T283"> </text:span></text:span><text:span text:style-name="Default_20_Paragraph_20_Font"><text:span text:style-name="T209">Proficient in </text:span></text:span><text:span text:style-name="Default_20_Paragraph_20_Font"><text:span text:style-name="T180">Javascript</text:span></text:span><text:span text:style-name="Default_20_Paragraph_20_Font"><text:span text:style-name="T209">, </text:span></text:span><text:span text:style-name="Default_20_Paragraph_20_Font"><text:span text:style-name="T181">Go</text:span></text:span><text:span text:style-name="Default_20_Paragraph_20_Font"><text:span text:style-name="T212">, </text:span></text:span><text:span text:style-name="Default_20_Paragraph_20_Font"><text:span text:style-name="T179">Verilog,</text:span></text:span><text:span text:style-name="Default_20_Paragraph_20_Font"><text:span text:style-name="T283"> </text:span></text:span><text:span text:style-name="Default_20_Paragraph_20_Font"><text:span text:style-name="T182">MATLAB</text:span></text:span></text:p>
          </table:table-cell>
          <table:covered-table-cell/>
          <table:covered-table-cell/>
        </table:table-row>
        <table:table-row>
          <table:table-cell table:style-name="Table1.A5" office:value-type="string">
            <text:p text:style-name="P18"/>
          </table:table-cell>
          <table:table-cell table:style-name="Table1.B9" office:value-type="string">
            <text:p text:style-name="P24">Tools</text:p>
          </table:table-cell>
          <table:table-cell table:style-name="Table1.B9" table:number-columns-spanned="3" office:value-type="string">
            <text:p text:style-name="P26"><text:span text:style-name="Default_20_Paragraph_20_Font"><text:span text:style-name="T7">Strong in </text:span></text:span><text:span text:style-name="Default_20_Paragraph_20_Font"><text:span text:style-name="T183">FreeRTOS</text:span></text:span><text:span text:style-name="Default_20_Paragraph_20_Font"><text:span text:style-name="T213">, </text:span></text:span><text:span text:style-name="Default_20_Paragraph_20_Font"><text:span text:style-name="T184">ROS</text:span></text:span><text:span text:style-name="Default_20_Paragraph_20_Font"><text:span text:style-name="T214">, </text:span></text:span><text:span text:style-name="Default_20_Paragraph_20_Font"><text:span text:style-name="T185">Node</text:span></text:span><text:span text:style-name="Default_20_Paragraph_20_Font"><text:span text:style-name="T215">, </text:span></text:span><text:span text:style-name="Default_20_Paragraph_20_Font"><text:span text:style-name="T176">jQuery</text:span></text:span><text:span text:style-name="Default_20_Paragraph_20_Font"><text:span text:style-name="T7">, </text:span></text:span><text:span text:style-name="Default_20_Paragraph_20_Font"><text:span text:style-name="T176">Git</text:span></text:span><text:span text:style-name="Default_20_Paragraph_20_Font"><text:span text:style-name="T7">; Proficient in </text:span></text:span><text:span text:style-name="Default_20_Paragraph_20_Font"><text:span text:style-name="T176">React</text:span></text:span><text:span text:style-name="Default_20_Paragraph_20_Font"><text:span text:style-name="T7">, </text:span></text:span><text:span text:style-name="Default_20_Paragraph_20_Font"><text:span text:style-name="T186">OpenCV</text:span></text:span><text:span text:style-name="Default_20_Paragraph_20_Font"><text:span text:style-name="T7">, </text:span></text:span><text:span text:style-name="Default_20_Paragraph_20_Font"><text:span text:style-name="T163">Android</text:span></text:span><text:span text:style-name="Default_20_Paragraph_20_Font"><text:span text:style-name="T281">; </text:span></text:span><text:span text:style-name="Default_20_Paragraph_20_Font"><text:span text:style-name="T282">Experience with </text:span></text:span><text:span text:style-name="Default_20_Paragraph_20_Font"><text:span text:style-name="T167">Simulink</text:span></text:span></text:p>
          </table:table-cell>
          <table:covered-table-cell/>
          <table:covered-table-cell/>
        </table:table-row>
        <table:table-row>
          <table:table-cell table:style-name="Table1.A5" office:value-type="string">
            <text:p text:style-name="P18"/>
          </table:table-cell>
          <table:table-cell table:style-name="Table1.B9" office:value-type="string">
            <text:p text:style-name="P24">Other</text:p>
          </table:table-cell>
          <table:table-cell table:style-name="Table1.B9" table:number-columns-spanned="3" office:value-type="string">
            <text:p text:style-name="P2"><text:span text:style-name="Default_20_Paragraph_20_Font"><text:span text:style-name="T7">CAD (</text:span></text:span><text:span text:style-name="Default_20_Paragraph_20_Font"><text:span text:style-name="T176">Inventor</text:span></text:span><text:span text:style-name="Default_20_Paragraph_20_Font"><text:span text:style-name="T7">, </text:span></text:span><text:span text:style-name="Default_20_Paragraph_20_Font"><text:span text:style-name="T176">OnShape,</text:span></text:span><text:span text:style-name="Default_20_Paragraph_20_Font"><text:span text:style-name="T206"> </text:span></text:span><text:span text:style-name="Default_20_Paragraph_20_Font"><text:span text:style-name="T187">Blender</text:span></text:span><text:span text:style-name="Default_20_Paragraph_20_Font"><text:span text:style-name="T7">), 3D Printing, Laser Cutting, </text:span></text:span><text:span text:style-name="Default_20_Paragraph_20_Font"><text:span text:style-name="T24">Mill</text:span></text:span><text:span text:style-name="Default_20_Paragraph_20_Font"><text:span text:style-name="T7"> &amp; Lathe</text:span></text:span></text:p>
            <text:p text:style-name="P6"><text:span text:style-name="Default_20_Paragraph_20_Font"><text:span text:style-name="T164">Atmel MCUs,</text:span></text:span><text:span text:style-name="Default_20_Paragraph_20_Font"><text:span text:style-name="T230"> </text:span></text:span><text:span text:style-name="Default_20_Paragraph_20_Font"><text:span text:style-name="T165">FPGAs,</text:span></text:span><text:span text:style-name="Default_20_Paragraph_20_Font"><text:span text:style-name="T231"> </text:span></text:span><text:span text:style-name="Default_20_Paragraph_20_Font"><text:span text:style-name="T165">Raspberry Pi,</text:span></text:span><text:span text:style-name="Default_20_Paragraph_20_Font"><text:span text:style-name="T231"> </text:span></text:span><text:span text:style-name="Default_20_Paragraph_20_Font"><text:span text:style-name="T165">Arduino</text:span></text:span><text:span text:style-name="Default_20_Paragraph_20_Font"><text:span text:style-name="T25">, and digital/analog c</text:span></text:span><text:span text:style-name="Default_20_Paragraph_20_Font"><text:span text:style-name="T32">ircuits</text:span></text:span></text:p>
            <text:p text:style-name="P2"><text:span text:style-name="Default_20_Paragraph_20_Font"><text:span text:style-name="T23">G</text:span></text:span><text:span text:style-name="Default_20_Paragraph_20_Font"><text:span text:style-name="T7">raphic </text:span></text:span><text:span text:style-name="Default_20_Paragraph_20_Font"><text:span text:style-name="T26">d</text:span></text:span><text:span text:style-name="Default_20_Paragraph_20_Font"><text:span text:style-name="T7">esign (</text:span></text:span><text:span text:style-name="Default_20_Paragraph_20_Font"><text:span text:style-name="T176">Premier</text:span></text:span><text:span text:style-name="Default_20_Paragraph_20_Font"><text:span text:style-name="T7">, </text:span></text:span><text:span text:style-name="Default_20_Paragraph_20_Font"><text:span text:style-name="T166">Blender,</text:span></text:span><text:span text:style-name="Default_20_Paragraph_20_Font"><text:span text:style-name="T232"> </text:span></text:span><text:span text:style-name="Default_20_Paragraph_20_Font"><text:span text:style-name="T176">GIMP</text:span></text:span><text:span text:style-name="Default_20_Paragraph_20_Font"><text:span text:style-name="T7">, </text:span></text:span><text:span text:style-name="Default_20_Paragraph_20_Font"><text:span text:style-name="T176">Photoshop,</text:span></text:span><text:span text:style-name="Default_20_Paragraph_20_Font"><text:span text:style-name="T206"> </text:span></text:span><text:span text:style-name="Default_20_Paragraph_20_Font"><text:span text:style-name="T188">Inkscape</text:span></text:span><text:span text:style-name="Default_20_Paragraph_20_Font"><text:span text:style-name="T206">)</text:span></text:span></text:p>
            <text:p text:style-name="P2"><text:span text:style-name="T27">A</text:span><text:span text:style-name="T7">mateur radio operator </text:span><text:span text:style-name="T28">(</text:span><text:span text:style-name="T29">callsign </text:span><text:span text:style-name="T28">KC1ICW)</text:span><text:span text:style-name="T7">, </text:span><text:span text:style-name="T25">s</text:span><text:span text:style-name="Default_20_Paragraph_20_Font"><text:span text:style-name="T7">tudent </text:span></text:span><text:span text:style-name="Default_20_Paragraph_20_Font"><text:span text:style-name="T25">p</text:span></text:span><text:span text:style-name="Default_20_Paragraph_20_Font"><text:span text:style-name="T7">ilot (</text:span></text:span><text:span text:style-name="Default_20_Paragraph_20_Font"><text:span text:style-name="T30">5</text:span></text:span><text:span text:style-name="Default_20_Paragraph_20_Font"><text:span text:style-name="T31">1 flight hours</text:span></text:span><text:span text:style-name="Default_20_Paragraph_20_Font"><text:span text:style-name="T7">),</text:span></text:span><text:span text:style-name="Default_20_Paragraph_20_Font"><text:span text:style-name="T25"> and FIRST </text:span></text:span><text:span text:style-name="Default_20_Paragraph_20_Font"><text:span text:style-name="T28">Robotics</text:span></text:span><text:span text:style-name="Default_20_Paragraph_20_Font"><text:span text:style-name="T25"> (FRC) alum</text:span></text:span></text:p>
          </table:table-cell>
          <table:covered-table-cell/>
          <table:covered-table-cell/>
        </table:table-row>
      </table:table>
      <text:p text:style-name="P12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Kozuka Gothic Pr6N L" svg:font-family="'Kozuka Gothic Pr6N L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style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margin-top="0in" fo:margin-bottom="0in" style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 loext:hyphenation-no-caps="false"/>
    </style:style>
    <style:style style:name="List_20_Contents" style:display-name="List Contents" style:family="paragraph" style:parent-style-name="Standard" style:class="html">
      <style:paragraph-properties fo:hyphenation-ladder-count="no-limit"/>
      <style:text-properties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ListLabel_20_37" style:display-name="ListLabel 37" style:family="text">
      <style:text-properties style:font-name-complex="Courier New" style:font-family-complex="'Courier New'" style:font-family-generic-complex="modern" style:font-pitch-complex="fixed"/>
    </style:style>
    <style:style style:name="ListLabel_20_38" style:display-name="ListLabel 38" style:family="text">
      <style:text-properties style:font-name-complex="Courier New" style:font-family-complex="'Courier New'" style:font-family-generic-complex="modern" style:font-pitch-complex="fixed"/>
    </style:style>
    <style:style style:name="ListLabel_20_39" style:display-name="ListLabel 39" style:family="text">
      <style:text-properties style:font-name-complex="Courier New" style:font-family-complex="'Courier New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OpenSymbol" fo:font-family="OpenSymbol" style:font-family-generic="system" style:font-pitch="variable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2" style:display-name="WW_CharLFO1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3" style:display-name="WW_CharLFO1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4" style:display-name="WW_CharLFO1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5" style:display-name="WW_CharLFO1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6" style:display-name="WW_CharLFO1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7" style:display-name="WW_CharLFO1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8" style:display-name="WW_CharLFO1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9" style:display-name="WW_CharLFO1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WW_5f_CharLFO10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WW_5f_CharLFO11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WW_5f_CharLFO12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WW_5f_CharLFO13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WW_5f_CharLFO14LVL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Liberation Serif" fo:font-size="9pt" fo:font-style="italic" officeooo:rsid="00471fe2" officeooo:paragraph-rsid="00471fe2" style:font-size-asian="9pt" style:font-style-asian="italic" style:font-name-complex="Liberation Serif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598in" fo:margin-bottom="0.2201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1.2$Linux_X86_64 LibreOffice_project/88a63c56098013eb4038e11ebe7c8c0daab09aa8</meta:generator>
    <dc:title/>
    <meta:initial-creator>Mckenna Cisler</meta:initial-creator>
    <meta:creation-date>2016-11-08T17:51:00Z</meta:creation-date>
    <dc:date>2020-09-04T12:56:28.560895069</dc:date>
    <meta:print-date>2017-06-25T16:39:00Z</meta:print-date>
    <meta:editing-cycles>1609</meta:editing-cycles>
    <meta:editing-duration>PT23H50M8S</meta:editing-duration>
    <meta:document-statistic meta:table-count="1" meta:image-count="0" meta:object-count="0" meta:page-count="2" meta:paragraph-count="52" meta:word-count="633" meta:character-count="4608" meta:non-whitespace-character-count="39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